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cm"/>
    </style:style>
    <style:style style:name="co2" style:family="table-column">
      <style:table-column-properties fo:break-before="auto" style:column-width="8.128cm"/>
    </style:style>
    <style:style style:name="co3" style:family="table-column">
      <style:table-column-properties fo:break-before="auto" style:column-width="5.071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9.33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4.521cm"/>
    </style:style>
    <style:style style:name="co9" style:family="table-column">
      <style:table-column-properties fo:break-before="auto" style:column-width="5.158cm"/>
    </style:style>
    <style:style style:name="co10" style:family="table-column">
      <style:table-column-properties fo:break-before="auto" style:column-width="8.763cm"/>
    </style:style>
    <style:style style:name="co11" style:family="table-column">
      <style:table-column-properties fo:break-before="auto" style:column-width="6.394cm"/>
    </style:style>
    <style:style style:name="co12" style:family="table-column">
      <style:table-column-properties fo:break-before="auto" style:column-width="12.3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29cm" fo:break-before="auto" style:use-optimal-row-height="true"/>
    </style:style>
    <style:style style:name="ro3" style:family="table-row">
      <style:table-row-properties style:row-height="1.482cm" fo:break-before="auto" style:use-optimal-row-height="true"/>
    </style:style>
    <style:style style:name="ro4" style:family="table-row">
      <style:table-row-properties style:row-height="1.834cm" fo:break-before="auto" style:use-optimal-row-height="true"/>
    </style:style>
    <style:style style:name="ro5" style:family="table-row">
      <style:table-row-properties style:row-height="2.187cm" fo:break-before="auto" style:use-optimal-row-height="true"/>
    </style:style>
    <style:style style:name="ro6" style:family="table-row">
      <style:table-row-properties style:row-height="2.893cm" fo:break-before="auto" style:use-optimal-row-height="true"/>
    </style:style>
    <style:style style:name="ro7" style:family="table-row">
      <style:table-row-properties style:row-height="0.776cm" fo:break-before="auto" style:use-optimal-row-height="true"/>
    </style:style>
    <style:style style:name="ro8" style:family="table-row">
      <style:table-row-properties style:row-height="0.459cm" fo:break-before="auto" style:use-optimal-row-height="true"/>
    </style:style>
    <style:style style:name="ro9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rlito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arlito"/>
    </style:style>
    <style:style style:name="ce10" style:family="table-cell" style:parent-style-name="Default">
      <style:text-properties style:font-name="Carlito"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Carlito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yectos digitales" table:style-name="ta1">
        <table:table-column table:style-name="co1" table:default-cell-style-name="ce3"/>
        <table:table-column table:style-name="co2" table:number-columns-repeated="4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2" table:number-columns-repeated="1016" table:default-cell-style-name="ce5"/>
        <table:table-row table:style-name="ro1">
          <table:table-cell office:value-type="string" calcext:value-type="string">
            <text:p>ID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creator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URL</text:p>
          </table:table-cell>
          <table:table-cell table:style-name="ce4" office:value-type="string" calcext:value-type="string">
            <text:p>tags</text:p>
          </table:table-cell>
          <table:table-cell office:value-type="string" calcext:value-type="string">
            <text:p>archiv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1</text:p>
          </table:table-cell>
          <table:table-cell table:style-name="ce4" office:value-type="string" calcext:value-type="string">
            <text:p>Programa Imagen Regional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1995" calcext:value-type="float">
            <text:p>1995</text:p>
          </table:table-cell>
          <table:table-cell table:style-name="ce4" office:value-type="string" calcext:value-type="string">
            <text:p><text:a xlink:href="http://www.banrepcultural.org/imagen-regional" xlink:type="simple">http://www.banrepcultural.org/imagen-regional</text:a></text:p>
          </table:table-cell>
          <table:table-cell table:style-name="ce4" office:value-type="string" calcext:value-type="string">
            <text:p>Exposiciones de arte; Museos de arte; Arte regional; Creación artística; Objetos de arte; Arte múltiple; Filosofía del art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2</text:p>
          </table:table-cell>
          <table:table-cell table:style-name="ce4" office:value-type="string" calcext:value-type="string">
            <text:p>Historia natural y polític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naturales; Ciencias social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1996" calcext:value-type="float">
            <text:p>1996</text:p>
          </table:table-cell>
          <table:table-cell table:style-name="ce4" office:value-type="string" calcext:value-type="string">
            <text:p>http://www.banrepcultural.org/historia-natural-politica/</text:p>
          </table:table-cell>
          <table:table-cell table:style-name="ce4" office:value-type="string" calcext:value-type="string">
            <text:p>Banco de la República; Botánica; Botánica indígena; Descripciones y viajes; Expediciones botánicas; Exploraciones; Historia natural; Proyectos digitales; Subgerencia Cultur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3</text:p>
          </table:table-cell>
          <table:table-cell table:style-name="ce4" office:value-type="string" calcext:value-type="string">
            <text:p>Alejandro de Humboldt: viajes por Colombi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naturales; Ciencias social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00" calcext:value-type="float">
            <text:p>2000</text:p>
          </table:table-cell>
          <table:table-cell table:style-name="ce4" office:value-type="string" calcext:value-type="string">
            <text:p>http://www.banrepcultural.org/humboldt/home.htm</text:p>
          </table:table-cell>
          <table:table-cell table:style-name="ce4" office:value-type="string" calcext:value-type="string">
            <text:p>América equinoccial; Banco de la República; Biología; Botánica; Científicos; Descripciones y viajes; Expediciones científicas; Proyectos digitales; Viajero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4</text:p>
          </table:table-cell>
          <table:table-cell table:style-name="ce4" office:value-type="string" calcext:value-type="string">
            <text:p>Alberto Lleras Camargo: un estadista para la Colombia del siglo XX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06" calcext:value-type="float">
            <text:p>2006</text:p>
          </table:table-cell>
          <table:table-cell table:style-name="ce4" office:value-type="string" calcext:value-type="string">
            <text:p>http://www.banrepcultural.org/lleras/home.htm</text:p>
          </table:table-cell>
          <table:table-cell table:style-name="ce4" office:value-type="string" calcext:value-type="string">
            <text:p>Escritores colombianos; Banco de la República; Biblioteca Luis Ángel Arango; Biografías; Diplomacia; Estadistas colombianos; Exposiciones; OEA; Periodiistas colombianos; Política y gobierno; Políticos colombianos; Proyectos digitales; Siglo XX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5</text:p>
          </table:table-cell>
          <table:table-cell table:style-name="ce4" office:value-type="string" calcext:value-type="string">
            <text:p>La imagen del Ferrocarril en la Numismática Colombiana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06" calcext:value-type="float">
            <text:p>2006</text:p>
          </table:table-cell>
          <table:table-cell table:style-name="ce4" office:value-type="string" calcext:value-type="string">
            <text:p>http://www.banrepcultural.org/ferrocarriles/</text:p>
          </table:table-cell>
          <table:table-cell table:style-name="ce4" office:value-type="string" calcext:value-type="string">
            <text:p>Banco de la República; Biblioteca Luis Ángel Arango; Colecciones; Ferrocarril; Hacienda pública; Historia; Numismática; Papel moneda; Política y gobierno; Proyectos digitales; Subgerencia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6</text:p>
          </table:table-cell>
          <table:table-cell table:style-name="ce4" office:value-type="string" calcext:value-type="string">
            <text:p>Talleres de crónicas barriales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Literatura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07" calcext:value-type="float">
            <text:p>2007</text:p>
          </table:table-cell>
          <table:table-cell table:style-name="ce4" office:value-type="string" calcext:value-type="string">
            <text:p>http://www.banrepcultural.org/cronicas-barriales/index.html</text:p>
          </table:table-cell>
          <table:table-cell table:style-name="ce4" office:value-type="string" calcext:value-type="string">
            <text:p>Antologías; Banco de la República; Barrios; Biblioteca Luis Ángel Arango; Crónicas; Descripciones y viajes; Historia; Literatura; Proyectos digitales; Relatos comunes; Subgerencia Cultural; Talleres; Vida social y costumbre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7</text:p>
          </table:table-cell>
          <table:table-cell table:style-name="ce4" office:value-type="string" calcext:value-type="string">
            <text:p>Diccionario: una definición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Literatura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07" calcext:value-type="float">
            <text:p>2007</text:p>
          </table:table-cell>
          <table:table-cell table:style-name="ce4" office:value-type="string" calcext:value-type="string">
            <text:p>https://www.banrepcultural.org/exposiciones/el-diccionario</text:p>
          </table:table-cell>
          <table:table-cell table:style-name="ce4" office:value-type="string" calcext:value-type="string">
            <text:p>Americanismos; Banco de la República; Biblioteca Luis Ángel Arango; Diccionarios; Español; Fuentes; Gramática; Lexicografía; Lingüística; Proyectos digitales; Subgerencia Cultura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8</text:p>
          </table:table-cell>
          <table:table-cell table:style-name="ce4" office:value-type="string" calcext:value-type="string">
            <text:p>Galería Históric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07" calcext:value-type="float">
            <text:p>2007</text:p>
          </table:table-cell>
          <table:table-cell table:style-name="ce4" office:value-type="string" calcext:value-type="string">
            <text:p>https://www.banrepcultural.org/galeria-historica/</text:p>
          </table:table-cell>
          <table:table-cell table:style-name="ce4" office:value-type="string" calcext:value-type="string">
            <text:p>Banco de la República; Biblioteca Luis Ángel Arango; Cartografía histórica; Descripciones y viajes; Fotografías; Historia; Historia; Proyectos digitales; Subgerencia Cultural; Viajer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9</text:p>
          </table:table-cell>
          <table:table-cell table:style-name="ce4" office:value-type="string" calcext:value-type="string">
            <text:p>Net art Colombia: es feo y no le gusta el cursor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07" calcext:value-type="float">
            <text:p>2007</text:p>
          </table:table-cell>
          <table:table-cell table:style-name="ce4" office:value-type="string" calcext:value-type="string">
            <text:p>http://www.banrepcultural.org/artenlared/</text:p>
          </table:table-cell>
          <table:table-cell table:style-name="ce4" office:value-type="string" calcext:value-type="string">
            <text:p>Arte contemporáneo; Arte digital; Arte e internet; Arte por computador; Banco de la República; Exposiciones; Internet; Proyectos digitales; Subgerencia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10</text:p>
          </table:table-cell>
          <table:table-cell table:style-name="ce4" office:value-type="string" calcext:value-type="string">
            <text:p>Historia de la Biblioteca Luis Ángel Arango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08" calcext:value-type="float">
            <text:p>2008</text:p>
          </table:table-cell>
          <table:table-cell table:style-name="ce4" office:value-type="string" calcext:value-type="string">
            <text:p>https://www.banrepcultural.org/historia-de-la-blaa/</text:p>
          </table:table-cell>
          <table:table-cell table:style-name="ce4" office:value-type="string" calcext:value-type="string">
            <text:p>Banco de la República; Biblioteca Luis Ángel Arango; BLAA; Evolución; Historia; Homenajes; Línea de tiempo; Patrimonio cultural; Proyectos digitales; Servicios bibliotecarios; Servicios culturales; Subgerencia Cultural; Testimonio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11</text:p>
          </table:table-cell>
          <table:table-cell table:style-name="ce4" office:value-type="string" calcext:value-type="string">
            <text:p>Luis Caballero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08" calcext:value-type="float">
            <text:p>2008</text:p>
          </table:table-cell>
          <table:table-cell table:style-name="ce4" office:value-type="string" calcext:value-type="string">
            <text:p>http://www.banrepcultural.org/luis-caballero/index.html</text:p>
          </table:table-cell>
          <table:table-cell table:style-name="ce4" office:value-type="string" calcext:value-type="string">
            <text:p>Banco de la República; Biblioteca Luis Ángel Arango; Colección de Arte del Banco de la República; Colecciones; Museo de Arte del Banco de la República; Pinores colombianos; Pinturas; Proyectos digitales; Subgerencia Cultural; Trayectori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12</text:p>
          </table:table-cell>
          <table:table-cell table:style-name="ce4" office:value-type="string" calcext:value-type="string">
            <text:p>Candelario Obeso: bogando en un río de letras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Literatura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09" calcext:value-type="float">
            <text:p>2009</text:p>
          </table:table-cell>
          <table:table-cell table:style-name="ce4" office:value-type="string" calcext:value-type="string">
            <text:p>http://www.banrepcultural.org/candelario-obeso/</text:p>
          </table:table-cell>
          <table:table-cell table:style-name="ce4" office:value-type="string" calcext:value-type="string">
            <text:p>Banco de la República; Biblioteca Luis Ángel Arango; Crítica e interpretación; Exposiciones; Historia y crítica; Literatura; Poesía colombiana; Poetas colombianos; Proyectos digitales; Subgerencia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13</text:p>
          </table:table-cell>
          <table:table-cell table:style-name="ce4" office:value-type="string" calcext:value-type="string">
            <text:p>Andy Warhol, Mr. Americ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09" calcext:value-type="float">
            <text:p>2009</text:p>
          </table:table-cell>
          <table:table-cell table:style-name="ce4" office:value-type="string" calcext:value-type="string">
            <text:p>http://www.banrepcultural.org/warhol/</text:p>
          </table:table-cell>
          <table:table-cell table:style-name="ce4" office:value-type="string" calcext:value-type="string">
            <text:p>Arte pop; Artistas plásticos estadounidenses; Banco de la República; Crítica e interpretación; Exposiciones; Museo de Arte del Banco de la República; Pintura estadounidense; Proyectos digitales; Trabajos pictórico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14</text:p>
          </table:table-cell>
          <table:table-cell table:style-name="ce4" office:value-type="string" calcext:value-type="string">
            <text:p>La Amazonía perdida El viaje fotográfico del legendario botánico Richard Evans Schultes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Ciencias naturales; Ciencias social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09" calcext:value-type="float">
            <text:p>2009</text:p>
          </table:table-cell>
          <table:table-cell table:style-name="ce4" office:value-type="string" calcext:value-type="string">
            <text:p>http://www.banrepcultural.org/la-amazonia-perdida/</text:p>
          </table:table-cell>
          <table:table-cell table:style-name="ce4" office:value-type="string" calcext:value-type="string">
            <text:p>Banco de la República; Biblioteca Luis Ángel Arango; Descripciones y viajes; Etnobotánica; Fotografías; Indígenas del Amazonas; Proyectos digitales; Subgerencia Cultural; Trabajos fotográficos; Vida social y costumbre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15</text:p>
          </table:table-cell>
          <table:table-cell table:style-name="ce4" office:value-type="string" calcext:value-type="string">
            <text:p>Cartas de la persistenci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Literatura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0" calcext:value-type="float">
            <text:p>2010</text:p>
          </table:table-cell>
          <table:table-cell table:style-name="ce4" office:value-type="string" calcext:value-type="string">
            <text:p>http://www.banrepcultural.org/exposiciones/cartas-de-la-persistencia</text:p>
          </table:table-cell>
          <table:table-cell table:style-name="ce4" office:value-type="string" calcext:value-type="string">
            <text:p>Banco de la República; Biblioteca Luis Ángel Arango; Compilaciones; Conflictos; Exposiciones; Historia; Miedo; Paz; Persistencia; Proyectos digitales; Relatos personales; Subgerencia Cultural; Violenci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16</text:p>
          </table:table-cell>
          <table:table-cell table:style-name="ce4" office:value-type="string" calcext:value-type="string">
            <text:p>Arte ≠ vida: acciones por artistas de las Américas, 1960-2000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0" calcext:value-type="float">
            <text:p>2010</text:p>
          </table:table-cell>
          <table:table-cell table:style-name="ce4" office:value-type="string" calcext:value-type="string">
            <text:p>http://www.banrepcultural.org/exposiciones/arte-no-es-vida</text:p>
          </table:table-cell>
          <table:table-cell table:style-name="ce4" office:value-type="string" calcext:value-type="string">
            <text:p>Actividades grupales; Arte; Arte moderno; Arte y vida; Banco de la República; Exposiciones; Imágenes; Museo de Arte del Banco de la República; Obras en vivo; Performance; Proyecciones de video; Proyectos digitales; Subgerencia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17</text:p>
          </table:table-cell>
          <table:table-cell table:style-name="ce4" office:value-type="string" calcext:value-type="string">
            <text:p>Habeas Corpus: que tengas un cuerpo para exponer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0" calcext:value-type="float">
            <text:p>2010</text:p>
          </table:table-cell>
          <table:table-cell table:style-name="ce4" office:value-type="string" calcext:value-type="string">
            <text:p>http://www.banrepcultural.org/habeas-corpus/</text:p>
          </table:table-cell>
          <table:table-cell table:style-name="ce4" office:value-type="string" calcext:value-type="string">
            <text:p>Arte barroco; Arte contemporáneo; Banco de la República; Biblioteca Luis Ángel Arango; Exposiciones; Figura humana en el arte; Historia; Museo de Arte del Banco de la República; Proyectos digitales; Subgerencia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18</text:p>
          </table:table-cell>
          <table:table-cell table:style-name="ce4" office:value-type="string" calcext:value-type="string">
            <text:p>Man Ray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0" calcext:value-type="float">
            <text:p>2010</text:p>
          </table:table-cell>
          <table:table-cell table:style-name="ce4" office:value-type="string" calcext:value-type="string">
            <text:p>http://www.banrepcultural.org/man-ray/#</text:p>
          </table:table-cell>
          <table:table-cell table:style-name="ce4" office:value-type="string" calcext:value-type="string">
            <text:p>Arte de lo fantastico; Autoretratos; Banco de la República; Grandes maestros; Museo de Arte del Banco de la República; Objetos; Óleos; Proyectos digitales; Renacentismo; Retratos; Subgerencia Cultural; Surrealism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19</text:p>
          </table:table-cell>
          <table:table-cell table:style-name="ce4" office:value-type="string" calcext:value-type="string">
            <text:p>La caricatura en Colombia a partir de la independencia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10" calcext:value-type="float">
            <text:p>2010</text:p>
          </table:table-cell>
          <table:table-cell table:style-name="ce4" office:value-type="string" calcext:value-type="string">
            <text:p>http://www.banrepcultural.org/la-caricatura-en-colombia/</text:p>
          </table:table-cell>
          <table:table-cell table:style-name="ce4" office:value-type="string" calcext:value-type="string">
            <text:p>Banco de la República; Caricaturas colombianas; Dibujo colombiano; Historia y crítica; Humor político; Humorismo gráfico colombiano; Proyectos digitales; Sátira; Subgerencia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20</text:p>
          </table:table-cell>
          <table:table-cell table:style-name="ce4" office:value-type="string" calcext:value-type="string">
            <text:p>Palabras que nos cambiaron: lenguaje y poder en la independencia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Literatura; 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0" calcext:value-type="float">
            <text:p>2010</text:p>
          </table:table-cell>
          <table:table-cell table:style-name="ce4" office:value-type="string" calcext:value-type="string">
            <text:p>http://www.banrepcultural.org/palabras-que-nos-cambiaron/index.html</text:p>
          </table:table-cell>
          <table:table-cell table:style-name="ce4" office:value-type="string" calcext:value-type="string">
            <text:p>Banco de la República; Biblioteca Luis Ángel Arango; Bicentenario; Guerra de independencia; Historia; Independencia; Movimientos de independencia; Política y gobierno; Proyectos digitales; Subgerencia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21</text:p>
          </table:table-cell>
          <table:table-cell table:style-name="ce4" office:value-type="string" calcext:value-type="string">
            <text:p>La enciclopedi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; Ciencias naturales; Ciencias sociales; Literatura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10" calcext:value-type="float">
            <text:p>2010</text:p>
          </table:table-cell>
          <table:table-cell table:style-name="ce4" office:value-type="string" calcext:value-type="string">
            <text:p>http://enciclopedia.banrepcultural.org/</text:p>
          </table:table-cell>
          <table:table-cell table:style-name="ce4" office:value-type="string" calcext:value-type="string">
            <text:p>Arte; Ayuda de tareas; Banco de la República; Ciencias naturales; Comunicación; Economía; Geografía; Historia; Literatura; Música; Política; Proyectos digitales; Reseñas; Subgerencia Cultural; Enciclopedi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22</text:p>
          </table:table-cell>
          <table:table-cell table:style-name="ce4" office:value-type="string" calcext:value-type="string">
            <text:p>Óscar Muñoz: Protografías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1" calcext:value-type="float">
            <text:p>2011</text:p>
          </table:table-cell>
          <table:table-cell table:style-name="ce4" office:value-type="string" calcext:value-type="string">
            <text:p>http://www.banrepcultural.org/oscar-munoz/</text:p>
          </table:table-cell>
          <table:table-cell table:style-name="ce4" office:value-type="string" calcext:value-type="string">
            <text:p>Arte contemporáneo; Banco de la República; Entrevistas; Fotografía colombiana; Fotógrafos colombianos; Museo de Arte del Banco de la República; Proyectos digitales; Subgerencia Cultural; Técnica mixta; Trabajos artístic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23</text:p>
          </table:table-cell>
          <table:table-cell table:style-name="ce4" office:value-type="string" calcext:value-type="string">
            <text:p>Colección Maraloto - El ojo del coleccionist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1" calcext:value-type="float">
            <text:p>2011</text:p>
          </table:table-cell>
          <table:table-cell table:style-name="ce4" office:value-type="string" calcext:value-type="string">
            <text:p>http://www.banrepcultural.org/exposiciones/coleccion-maraloto-el-ojo-del-coleccionista</text:p>
          </table:table-cell>
          <table:table-cell table:style-name="ce4" office:value-type="string" calcext:value-type="string">
            <text:p>Arte conceptual; Arte contemporáneo; Banco de la República; Exposiciones temporales; Museo de Arte del Banco de la República; Performance; Proyectos digitales; Subgerencia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24</text:p>
          </table:table-cell>
          <table:table-cell table:style-name="ce4" office:value-type="string" calcext:value-type="string">
            <text:p>El baúl de Amal Abisambra - La migración árabe a Colombi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Vargas Arana, Pilar; Suaza Vargas, Luz Marina</text:p>
          </table:table-cell>
          <table:table-cell table:style-name="ce6" office:value-type="float" office:value="2011" calcext:value-type="float">
            <text:p>2011</text:p>
          </table:table-cell>
          <table:table-cell table:style-name="ce4" office:value-type="string" calcext:value-type="string">
            <text:p>http://www.banrepcultural.org/el-baul-de-amal-abisambra/</text:p>
          </table:table-cell>
          <table:table-cell table:style-name="ce4" office:value-type="string" calcext:value-type="string">
            <text:p>Árabes en Colombia; Asentamientos árabes; Banco de la República; Desplazamiento; Historia; Migrantes; Población extranjera; Proyectos digitales; Relatos personales; Subgerencia Cultural; Vida social y costumbres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P25</text:p>
          </table:table-cell>
          <table:table-cell table:style-name="ce4" office:value-type="string" calcext:value-type="string">
            <text:p>Exposición Financiación de la Independencia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1" calcext:value-type="float">
            <text:p>2011</text:p>
          </table:table-cell>
          <table:table-cell table:style-name="ce4" office:value-type="string" calcext:value-type="string">
            <text:p><text:a xlink:href="http://enciclopedia.banrepcultural.org/index.php?title=Financiación_de_la_independencia" xlink:type="simple">http://enciclopedia.banrepcultural.org/index.php?title=Financiaci%C3%B3n_de_la_independencia</text:a></text:p>
          </table:table-cell>
          <table:table-cell table:style-name="ce4" office:value-type="string" calcext:value-type="string">
            <text:p>Banco de la República; Colecciones numismáticas; Deuda externa; Exposiciones numismáticas; Financiación; Finanzas publicas; Guerra de Independencia; Hacienda pública; Historia; Política y gobierno; Préstamos externos; Proyectos digitales; Subgerencia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26</text:p>
          </table:table-cell>
          <table:table-cell table:style-name="ce4" office:value-type="string" calcext:value-type="string">
            <text:p>Beuys y más allá El enseñar como arte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1" calcext:value-type="float">
            <text:p>2011</text:p>
          </table:table-cell>
          <table:table-cell table:style-name="ce4" office:value-type="string" calcext:value-type="string">
            <text:p>http://www.banrepcultural.org/exposiciones/beuys-y-mas-alla-el-ensenar-como-arte</text:p>
          </table:table-cell>
          <table:table-cell table:style-name="ce4" office:value-type="string" calcext:value-type="string">
            <text:p>Artistas plásticos alemanes; Banco de la República; Biblioteca Luis Ángel Arango; Casa Republicana; Crítica e interpretación; Escultura alemana; Exposiciones; Proyectos digitales; Subgerencia Cultural; Trabajos arquitectónicos; Trabajos artístic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27</text:p>
          </table:table-cell>
          <table:table-cell table:style-name="ce4" office:value-type="string" calcext:value-type="string">
            <text:p>Historia de Colombia a través de la fotografía 1842 - 2010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1" calcext:value-type="float">
            <text:p>2011</text:p>
          </table:table-cell>
          <table:table-cell table:style-name="ce4" office:value-type="string" calcext:value-type="string">
            <text:p>http://www.banrepcultural.org/exposiciones/historia-de-colombia-traves-de-la-fotografia-1842-2010</text:p>
          </table:table-cell>
          <table:table-cell table:style-name="ce4" office:value-type="string" calcext:value-type="string">
            <text:p>Banco de la República; Descripciones y viajes; Fotografía colombiana; Fotografías; Historia; Política y gobierno; Proyectos digitales; Subgerencia Cultural; Vida social y costumbre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28</text:p>
          </table:table-cell>
          <table:table-cell table:style-name="ce4" office:value-type="string" calcext:value-type="string">
            <text:p>Dayanita Singh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1" calcext:value-type="float">
            <text:p>2011</text:p>
          </table:table-cell>
          <table:table-cell table:style-name="ce4" office:value-type="string" calcext:value-type="string">
            <text:p>http://www.banrepcultural.org/exposiciones/dayanita-singh</text:p>
          </table:table-cell>
          <table:table-cell table:style-name="ce4" office:value-type="string" calcext:value-type="string">
            <text:p>Banco de la República; Exposiciones; Fotografía artística; Fotógrafos hindúes; Museo de Arte del Banco de la República; Proyectos digitales; Subgerencia Cultural; Trabajos fotográfico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29</text:p>
          </table:table-cell>
          <table:table-cell table:style-name="ce4" office:value-type="string" calcext:value-type="string">
            <text:p>León Ferrari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1" calcext:value-type="float">
            <text:p>2011</text:p>
          </table:table-cell>
          <table:table-cell table:style-name="ce4" office:value-type="string" calcext:value-type="string">
            <text:p>http://www.banrepcultural.org/exposiciones/leon-ferrari</text:p>
          </table:table-cell>
          <table:table-cell table:style-name="ce4" office:value-type="string" calcext:value-type="string">
            <text:p>Arte contemporáneo; Arte y poder; Banco de la República; Brasil; Caligrafía; Collage; Diarios; Dibujo; Museo de Arte del Banco de la República; Prismas; Proyectos digitales; Retrospectiva; Subgerencia Cultur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30</text:p>
          </table:table-cell>
          <table:table-cell table:style-name="ce4" office:value-type="string" calcext:value-type="string">
            <text:p>Joan Fontcuberta - A través del espejo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1" calcext:value-type="float">
            <text:p>2011</text:p>
          </table:table-cell>
          <table:table-cell table:style-name="ce4" office:value-type="string" calcext:value-type="string">
            <text:p>http://www.banrepcultural.org/exposiciones/joan-fontcuberta-traves-del-espejo</text:p>
          </table:table-cell>
          <table:table-cell table:style-name="ce4" office:value-type="string" calcext:value-type="string">
            <text:p>Redes sociales; Internet; Fotografía artística; Filosofía de la fotografía; Exposiciones fotográficas; Fotomontaj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31</text:p>
          </table:table-cell>
          <table:table-cell table:style-name="ce4" office:value-type="string" calcext:value-type="string">
            <text:p>Por los tubos de Bogotá: usos del agua en la historia de la ciudad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naturales; 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http://www.banrepcultural.org/agua/navegar/index.html</text:p>
          </table:table-cell>
          <table:table-cell table:style-name="ce4" office:value-type="string" calcext:value-type="string">
            <text:p>Abastecimiento de agua; Banco de la República; Consumo de agua; Historia; Proyectos digitales; Recursos hídricos; Subgerencia Cultural; Utilización del agua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32</text:p>
          </table:table-cell>
          <table:table-cell table:style-name="ce4" office:value-type="string" calcext:value-type="string">
            <text:p>Los niños que fuimos: huellas de la infancia en Colombi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http://www.banrepcultural.org/exposiciones/los-ninos-que-fuimos</text:p>
          </table:table-cell>
          <table:table-cell table:style-name="ce4" office:value-type="string" calcext:value-type="string">
            <text:p>Arte infantil; Aspectos sociales; Banco de la República; Crianza; Educación; Historia; Niños; Niños en el arte; Proyectos digitales; Rasgos culturales; Religión; Representaciones; Subgerencia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33</text:p>
          </table:table-cell>
          <table:table-cell table:style-name="ce4" office:value-type="string" calcext:value-type="string">
            <text:p>Sophie Calle - Historias de Pared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http://www.banrepcultural.org/proyectos/sophie-calle</text:p>
          </table:table-cell>
          <table:table-cell table:style-name="ce4" office:value-type="string" calcext:value-type="string">
            <text:p>Arte contemporáneo; Banco de la República; Exposiciones; Fotografía de personas; Fotografía francesa; Fotógrafos franceses; Museo de Arte del Banco de la República; Proyectos digitales; Subgerencia Cultural; Trabajos fotográficos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P34</text:p>
          </table:table-cell>
          <table:table-cell table:style-name="ce4" office:value-type="string" calcext:value-type="string">
            <text:p>Fonoteca Digital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http://www.banrepcultural.org/proyectos/fonoteca</text:p>
          </table:table-cell>
          <table:table-cell table:style-name="ce4" office:value-type="string" calcext:value-type="string">
            <text:p>Banco de la República; Centro de Memorias Orales; Colección de la Biblioteca Luis Ángel Arango; Colección literaria HJCK; Colección Voces para el tiempo de la Casa de Poesía Silva; Conservación; Difusión; Fonoteca de entrevistas a personajes de la música de Hispanoamérica; Fonotecas; Grabaciones sonoras; Música; Patrimonio cultural; Proyectos digitales; Subgerencia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35</text:p>
          </table:table-cell>
          <table:table-cell table:style-name="ce4" office:value-type="string" calcext:value-type="string">
            <text:p>Wolfang Tillmans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http://www.banrepcultural.org/exposiciones/wolfgang-tillmans</text:p>
          </table:table-cell>
          <table:table-cell table:style-name="ce4" office:value-type="string" calcext:value-type="string">
            <text:p>Arte; Banco de la República; Exposiciones; Fotografía alemana; Fotografía artística; Fotógrafos alemanes; Instalación; Museo de Arte del Banco de la República; Proyectos digitales; Subgerencia Cultural; Trabajos fotográfico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36</text:p>
          </table:table-cell>
          <table:table-cell table:style-name="ce4" office:value-type="string" calcext:value-type="string">
            <text:p>Radio Sutatenz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http://www.banrepcultural.org/radio-sutatenza</text:p>
          </table:table-cell>
          <table:table-cell table:style-name="ce4" office:value-type="string" calcext:value-type="string">
            <text:p>Acción Cultural Popular; Archivos sonoros; Banco de la República; Colecciones documentales; Educación a distancia; Escuelas radiofónicas; Iglesia catolica; Proyectos digitales; Radio Sutatenza; Subgerencia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37</text:p>
          </table:table-cell>
          <table:table-cell table:style-name="ce4" office:value-type="string" calcext:value-type="string">
            <text:p>Germán Espinosa Inédito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Literatura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http://www.banrepcultural.org/proyectos/german-espinosa</text:p>
          </table:table-cell>
          <table:table-cell table:style-name="ce4" office:value-type="string" calcext:value-type="string">
            <text:p>Autores colombianos; Banco de la República; Biblioteca Luis Ángel Arango; Biografías; Colecciones; Crítica e interpretación; Literatura colombiana; Proyectos digitales; Relatos personales; Reseñas; Subgerencia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38</text:p>
          </table:table-cell>
          <table:table-cell table:style-name="ce4" office:value-type="string" calcext:value-type="string">
            <text:p>Agua: un patrimonio que corre de mano en mano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naturales; 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http://www.banrepcultural.org/agua</text:p>
          </table:table-cell>
          <table:table-cell table:style-name="ce4" office:value-type="string" calcext:value-type="string">
            <text:p>Agua; Banco de la República; Cartografía; Conciencia social; Cuencas hidrográficas; Cultura; Exposiciones bibliográficas; Grabados; Hidrografía; Patrimonio; Pinturas; Proyectos digitales; Subgerencia Cultural; Videos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P39</text:p>
          </table:table-cell>
          <table:table-cell table:style-name="ce4" office:value-type="string" calcext:value-type="string">
            <text:p>Andrés Caicedo: morir y dejar obra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Literatura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http://www.banrepcultural.org/exposiciones/andres-caicedo</text:p>
          </table:table-cell>
          <table:table-cell table:style-name="ce4" office:value-type="string" calcext:value-type="string">
            <text:p>Banco de la República; Biblioteca Luis Ángel Arango; Biografías; Cine; Colecciones Banco de la República; Conferencias; Correspondencia; Crítica e interpretación; Exposiciones; Homenajes; Literatura; Proyectos digitales; Relatos personales; Reseñas; Subgerencia Cultural; Teat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40</text:p>
          </table:table-cell>
          <table:table-cell table:style-name="ce4" office:value-type="string" calcext:value-type="string">
            <text:p>Afrocolombianidad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; Ciencias naturales; Ciencias sociales; Literatura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http://www.banrepcultural.org/proyectos/afrocolombianidad</text:p>
          </table:table-cell>
          <table:table-cell table:style-name="ce4" office:value-type="string" calcext:value-type="string">
            <text:p>Arte negro; Folclor negro; Literatura negra; Música negra; Negros en la literatura; Religión de los negros; Derechos de los negros; Antropología; Etnologí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41</text:p>
          </table:table-cell>
          <table:table-cell table:style-name="ce4" office:value-type="string" calcext:value-type="string">
            <text:p>Vik Muniz. Más acá de la imagen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3" calcext:value-type="float">
            <text:p>2013</text:p>
          </table:table-cell>
          <table:table-cell table:style-name="ce4" office:value-type="string" calcext:value-type="string">
            <text:p>http://www.banrepcultural.org/vik-muniz/</text:p>
          </table:table-cell>
          <table:table-cell table:style-name="ce4" office:value-type="string" calcext:value-type="string">
            <text:p>Arte contemporáneo; Artes plásticas; Banco de la República; Cultura; Dibujos; Exposiciones; Fotógrafos latinoamericanos; Museo de Arte del Banco de la República; Pinturas; Proyectos digitales; Subgerencia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42</text:p>
          </table:table-cell>
          <table:table-cell table:style-name="ce4" office:value-type="string" calcext:value-type="string">
            <text:p>Nuevos nombres. Desequilibrio y movilidad. Versión 2013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3" calcext:value-type="float">
            <text:p>2013</text:p>
          </table:table-cell>
          <table:table-cell table:style-name="ce4" office:value-type="string" calcext:value-type="string">
            <text:p>http://www.banrepcultural.org/nuevos-nombres/</text:p>
          </table:table-cell>
          <table:table-cell table:style-name="ce4" office:value-type="string" calcext:value-type="string">
            <text:p>Arte colombiano; Arte contemporáneo; Artistas plásticos colombianos; Banco de la República; Exposiciones; Museo de Arte del Banco de la República; NN; Nuevos artistas; Proyectos digitales; Subgerencia Cultura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43</text:p>
          </table:table-cell>
          <table:table-cell table:style-name="ce4" office:value-type="string" calcext:value-type="string">
            <text:p>Huila en las colecciones del Banco de la República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3" calcext:value-type="float">
            <text:p>2013</text:p>
          </table:table-cell>
          <table:table-cell table:style-name="ce4" office:value-type="string" calcext:value-type="string">
            <text:p>http://www.banrepcultural.org/huila-en-las-colecciones-del-banco-de-la-republica/index.html</text:p>
          </table:table-cell>
          <table:table-cell table:style-name="ce4" office:value-type="string" calcext:value-type="string">
            <text:p>Arqueología; Banco de la República; Colecciones; Geografía física; Literatura; Música; Patrimonio arqueológico; Patrimonio cultural; Pintores; Proyectos digitales; Subgerencia Cultura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44</text:p>
          </table:table-cell>
          <table:table-cell table:style-name="ce4" office:value-type="string" calcext:value-type="string">
            <text:p>Urbes mutantes 1941-2012. Fotografía latinoamerican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3" calcext:value-type="float">
            <text:p>2013</text:p>
          </table:table-cell>
          <table:table-cell table:style-name="ce4" office:value-type="string" calcext:value-type="string">
            <text:p>http://www.banrepcultural.org/exposiciones/urbes-mutantes</text:p>
          </table:table-cell>
          <table:table-cell table:style-name="ce4" office:value-type="string" calcext:value-type="string">
            <text:p>Arte contemporáneo; Banco de la República; Cultura; Exposiciones; Fotógrafos latinoamericanos; Museo de Arte del Banco de la República; Proyectos digitales; Subgerencia Cultural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45</text:p>
          </table:table-cell>
          <table:table-cell table:style-name="ce4" office:value-type="string" calcext:value-type="string">
            <text:p>Boletín Cultural y Bibliográfico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; Ciencias naturales; Ciencias sociales; Literatura</text:p>
          </table:table-cell>
          <table:table-cell table:style-name="ce4" office:value-type="string" calcext:value-type="string">
            <text:p>BLAA</text:p>
          </table:table-cell>
          <table:table-cell table:style-name="ce6" office:value-type="float" office:value="2013" calcext:value-type="float">
            <text:p>2013</text:p>
          </table:table-cell>
          <table:table-cell table:style-name="ce4" office:value-type="string" calcext:value-type="string">
            <text:p>http://www.banrepcultural.org/boletin-cultural/</text:p>
          </table:table-cell>
          <table:table-cell table:style-name="ce4" office:value-type="string" calcext:value-type="string">
            <text:p>Revistas culturales; Revistas colombianas; Publicaciones del Banco de la República; Cultur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46</text:p>
          </table:table-cell>
          <table:table-cell table:style-name="ce4" office:value-type="string" calcext:value-type="string">
            <text:p>William Kentridge, Fortun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4" calcext:value-type="float">
            <text:p>2014</text:p>
          </table:table-cell>
          <table:table-cell table:style-name="ce4" office:value-type="string" calcext:value-type="string">
            <text:p>http://proyectos.banrepcultural.org/william-kentridge/</text:p>
          </table:table-cell>
          <table:table-cell table:style-name="ce4" office:value-type="string" calcext:value-type="string">
            <text:p>Trabajos artísticos; Exposiciones; Crítica e interpretación; Arte sudafricano; Artistas plásticos sudafricanos; Arte contemporáneo; Proyectos digitales; Banco de la República; Museo de Arte del Banco de la República; Subgerencia Cultur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47</text:p>
          </table:table-cell>
          <table:table-cell table:style-name="ce4" office:value-type="string" calcext:value-type="string">
            <text:p>Foto Sady - Recuerdos de la realidad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4" calcext:value-type="float">
            <text:p>2014</text:p>
          </table:table-cell>
          <table:table-cell table:style-name="ce4" office:value-type="string" calcext:value-type="string">
            <text:p>http://proyectos.banrepcultural.org/sady-gonzalez/es</text:p>
          </table:table-cell>
          <table:table-cell table:style-name="ce4" office:value-type="string" calcext:value-type="string">
            <text:p>Exposiciones fotográficas; Fotografía colombiana; Fotógrafos colombianos; Historia de Bogotá; Trabajos fotográfico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48</text:p>
          </table:table-cell>
          <table:table-cell table:style-name="ce4" office:value-type="string" calcext:value-type="string">
            <text:p>Álvaro Barrios, la leyenda del sueño. Revisión retrospectiv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4" calcext:value-type="float">
            <text:p>2014</text:p>
          </table:table-cell>
          <table:table-cell table:style-name="ce4" office:value-type="string" calcext:value-type="string">
            <text:p>http://www.banrepcultural.org/alvaro-barrios/</text:p>
          </table:table-cell>
          <table:table-cell table:style-name="ce4" office:value-type="string" calcext:value-type="string">
            <text:p>Arte conceptual; Artistas plásticos colombianos; Banco de la República; Dibujantes colombianos; Exposiciones de arte; Grabados; Museo de Arte del Banco de la República; Obras artísticas; Proyectos digitales; Subgerencia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49</text:p>
          </table:table-cell>
          <table:table-cell table:style-name="ce4" office:value-type="string" calcext:value-type="string">
            <text:p>Asamblea Nacional Constituyente y Constitución de 1991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14" calcext:value-type="float">
            <text:p>2014</text:p>
          </table:table-cell>
          <table:table-cell table:style-name="ce4" office:value-type="string" calcext:value-type="string">
            <text:p>http://babel.banrepcultural.org/cdm/landingpage/collection/p17054coll28</text:p>
          </table:table-cell>
          <table:table-cell table:style-name="ce4" office:value-type="string" calcext:value-type="string">
            <text:p>Asamblea Nacional Constituyente  de 1991; Banco de la República; Constitución política de 1991; Derechos constitucionales; Legislación y jurisprudencia; Participación ciudadana; Política y gobierno; Proyectos digitales; Subgerencia Cultural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50</text:p>
          </table:table-cell>
          <table:table-cell table:style-name="ce4" office:value-type="string" calcext:value-type="string">
            <text:p>Celebrando a Gabriel García Márquez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sociales; Literatura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4" calcext:value-type="float">
            <text:p>2014</text:p>
          </table:table-cell>
          <table:table-cell table:style-name="ce4" office:value-type="string" calcext:value-type="string">
            <text:p>http://www.banrepcultural.org/exposiciones/celebrando-gabo</text:p>
          </table:table-cell>
          <table:table-cell table:style-name="ce4" office:value-type="string" calcext:value-type="string">
            <text:p>Conmemoración; Escritores colombianos; Nobel de Literatura; Lectura complementaria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51</text:p>
          </table:table-cell>
          <table:table-cell table:style-name="ce4" office:value-type="string" calcext:value-type="string">
            <text:p>Víctor Grippo: Transformación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4" calcext:value-type="float">
            <text:p>2014</text:p>
          </table:table-cell>
          <table:table-cell table:style-name="ce4" office:value-type="string" calcext:value-type="string">
            <text:p>http://proyectos.banrepcultural.org/victor-grippo/</text:p>
          </table:table-cell>
          <table:table-cell table:style-name="ce4" office:value-type="string" calcext:value-type="string">
            <text:p>Arte conceptual; Arte argentino; Arte y tecnología; Exposiciones; Vanguardismo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52</text:p>
          </table:table-cell>
          <table:table-cell table:style-name="ce4" office:value-type="string" calcext:value-type="string">
            <text:p>Museo del Oro Tairona - Casa de la Aduana</text:p>
          </table:table-cell>
          <table:table-cell table:style-name="ce4" office:value-type="string" calcext:value-type="string">
            <text:p>Exposición permanen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; Arte</text:p>
          </table:table-cell>
          <table:table-cell table:style-name="ce4" office:value-type="string" calcext:value-type="string">
            <text:p>Museo del Oro (Bogotá)</text:p>
          </table:table-cell>
          <table:table-cell table:style-name="ce6" office:value-type="float" office:value="2014" calcext:value-type="float">
            <text:p>2014</text:p>
          </table:table-cell>
          <table:table-cell table:style-name="ce4" office:value-type="string" calcext:value-type="string">
            <text:p>http://proyectos.banrepcultural.org/museo-del-oro-tairona/es</text:p>
          </table:table-cell>
          <table:table-cell table:style-name="ce4" office:value-type="string" calcext:value-type="string">
            <text:p>Museografía; Museos; Museos arqueológicos; Museos históricos; Arquitectura de muse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53</text:p>
          </table:table-cell>
          <table:table-cell table:style-name="ce4" office:value-type="string" calcext:value-type="string">
            <text:p>Durero: Grabados 1496-1522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4" calcext:value-type="float">
            <text:p>2014</text:p>
          </table:table-cell>
          <table:table-cell table:style-name="ce4" office:value-type="string" calcext:value-type="string">
            <text:p>http://proyectos.banrepcultural.org/durero/es</text:p>
          </table:table-cell>
          <table:table-cell table:style-name="ce4" office:value-type="string" calcext:value-type="string">
            <text:p>Grabado; Grabado renacentista; Grabado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54</text:p>
          </table:table-cell>
          <table:table-cell table:style-name="ce4" office:value-type="string" calcext:value-type="string">
            <text:p>Ricardo Gómez Campuzano</text:p>
          </table:table-cell>
          <table:table-cell table:style-name="ce4" office:value-type="string" calcext:value-type="string">
            <text:p>Exposición permanen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4" calcext:value-type="float">
            <text:p>2014</text:p>
          </table:table-cell>
          <table:table-cell table:style-name="ce4" office:value-type="string" calcext:value-type="string">
            <text:p>http://www.banrepcultural.org/exposiciones/ricardo-gomez-campuzano</text:p>
          </table:table-cell>
          <table:table-cell table:style-name="ce4" office:value-type="string" calcext:value-type="string">
            <text:p>Exposiciones artísticas; Pintores colombianos; Coleccionistas y colecciones; Identidad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55</text:p>
          </table:table-cell>
          <table:table-cell table:style-name="ce4" office:value-type="string" calcext:value-type="string">
            <text:p>Graciela Sacco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5" calcext:value-type="float">
            <text:p>2015</text:p>
          </table:table-cell>
          <table:table-cell table:style-name="ce4" office:value-type="string" calcext:value-type="string">
            <text:p>http://proyectos.banrepcultural.org/graciela-sacco/</text:p>
          </table:table-cell>
          <table:table-cell table:style-name="ce4" office:value-type="string" calcext:value-type="string">
            <text:p>Arte argentino; Arte contemporáneo; Artistas plásticos argentinos; Banco de la República; Exposiciones; Museo de Arte del Banco de la República; Proyectos digitales; Subgerencia Cultural; Trabajos artístic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56</text:p>
          </table:table-cell>
          <table:table-cell table:style-name="ce4" office:value-type="string" calcext:value-type="string">
            <text:p>Hernán Díaz. Revelado. Retratos, sesiones y hojas de contacto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5" calcext:value-type="float">
            <text:p>2015</text:p>
          </table:table-cell>
          <table:table-cell table:style-name="ce4" office:value-type="string" calcext:value-type="string">
            <text:p>http://proyectos.banrepcultural.org/hernan-diaz/</text:p>
          </table:table-cell>
          <table:table-cell table:style-name="ce4" office:value-type="string" calcext:value-type="string">
            <text:p>Arte contemporáneo; Banco de la República; Exposiciones; Fotógrafos colombianos; Personajes celebres; Proyectos digitales; Siglo XX; Subgerencia Cultura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57</text:p>
          </table:table-cell>
          <table:table-cell table:style-name="ce4" office:value-type="string" calcext:value-type="string">
            <text:p>La Paz Se Toma La Palabr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5" calcext:value-type="float">
            <text:p>2015</text:p>
          </table:table-cell>
          <table:table-cell table:style-name="ce4" office:value-type="string" calcext:value-type="string">
            <text:p>http://proyectos.banrepcultural.org/proyecto-paz/</text:p>
          </table:table-cell>
          <table:table-cell table:style-name="ce4" office:value-type="string" calcext:value-type="string">
            <text:p>Banco de la República; Biblioteca Luis Ángel Arango; Colecciones; Conflicto interno; Dibulos; Historia; Paz; Política y gobierno; Posconflicto; Proyectos digitales; Relatos personales; Subgerencia Cultural; Tallere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58</text:p>
          </table:table-cell>
          <table:table-cell table:style-name="ce4" office:value-type="string" calcext:value-type="string">
            <text:p>Fondos Abiertos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Literatura; Ciencias social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15" calcext:value-type="float">
            <text:p>2015</text:p>
          </table:table-cell>
          <table:table-cell table:style-name="ce4" office:value-type="string" calcext:value-type="string">
            <text:p>http://www.banrepcultural.org/proyectos/fondos-abiertos</text:p>
          </table:table-cell>
          <table:table-cell table:style-name="ce4" office:value-type="string" calcext:value-type="string">
            <text:p>Aspectos sociales; Banco de la República; Biblioteca Luis Ángel Arango; Economía; Literatura colombiana; Poesía colombiana; Política y gobierno; Proyectos digitales; Subgerencia Cultural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P59</text:p>
          </table:table-cell>
          <table:table-cell table:style-name="ce4" office:value-type="string" calcext:value-type="string">
            <text:p>La Lechuga, el tesoro que deslumbró en el Prado regresa a casa</text:p>
          </table:table-cell>
          <table:table-cell table:style-name="ce4" office:value-type="string" calcext:value-type="string">
            <text:p>Exposición permanen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5" calcext:value-type="float">
            <text:p>2015</text:p>
          </table:table-cell>
          <table:table-cell table:style-name="ce4" office:value-type="string" calcext:value-type="string">
            <text:p>http://www.banrepcultural.org/coleccion-de-arte-banco-de-la-republica/la-lechuga</text:p>
          </table:table-cell>
          <table:table-cell table:style-name="ce4" office:value-type="string" calcext:value-type="string">
            <text:p>Arte Colonial; Arte religioso; Banco de la República; Colección de Arte del Banco de la República; Custodias; Exposiciones; Iglesia de San Ignacio de Bogotá; La lechuga; Metales preciosas; Museo de Arte del Banco de la República; Orfebrería; Piedras preciosas; Piezas litúrgicas; Proyectos digitale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60</text:p>
          </table:table-cell>
          <table:table-cell table:style-name="ce4" office:value-type="string" calcext:value-type="string">
            <text:p>Colección de Arte del Banco de la República</text:p>
          </table:table-cell>
          <table:table-cell table:style-name="ce4" office:value-type="string" calcext:value-type="string">
            <text:p>Exposición permanen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5" calcext:value-type="float">
            <text:p>2015</text:p>
          </table:table-cell>
          <table:table-cell table:style-name="ce4" office:value-type="string" calcext:value-type="string">
            <text:p>http://www.banrepcultural.org/coleccion-de-arte-banco-de-la-republica/</text:p>
          </table:table-cell>
          <table:table-cell table:style-name="ce4" office:value-type="string" calcext:value-type="string">
            <text:p>Artes plásticas; Banco de la República; Biblioteca Luis Ángel Arango; Colección de Arte del Banco de la República; Esculturas; Exposición de arte permanentes; Pinturas; Proyectos digitales; Proyectos especiales; Servicios; Subgerencia Cultural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61</text:p>
          </table:table-cell>
          <table:table-cell table:style-name="ce4" office:value-type="string" calcext:value-type="string">
            <text:p>¡Todo el poder para el pueblo! Emory Douglas y las Panteras Negras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5" calcext:value-type="float">
            <text:p>2015</text:p>
          </table:table-cell>
          <table:table-cell table:style-name="ce4" office:value-type="string" calcext:value-type="string">
            <text:p>https://www.banrepcultural.org/exposiciones/todo-el-poder-para-el-pueblo</text:p>
          </table:table-cell>
          <table:table-cell table:style-name="ce4" office:value-type="string" calcext:value-type="string">
            <text:p>Luchas sociales; Propaganda política; Arte disidente; Arte e historia; Arte y revoluciones; Arte negro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62</text:p>
          </table:table-cell>
          <table:table-cell table:style-name="ce4" office:value-type="string" calcext:value-type="string">
            <text:p>Johanna Calle: Silentes 1985-2015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5" calcext:value-type="float">
            <text:p>2015</text:p>
          </table:table-cell>
          <table:table-cell table:style-name="ce4" office:value-type="string" calcext:value-type="string">
            <text:p>http://proyectos.banrepcultural.org/johanna-calle/es</text:p>
          </table:table-cell>
          <table:table-cell table:style-name="ce4" office:value-type="string" calcext:value-type="string">
            <text:p>Dibujo; Estética; Artes de representación; Arte conceptu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63</text:p>
          </table:table-cell>
          <table:table-cell table:style-name="ce4" office:value-type="string" calcext:value-type="string">
            <text:p>Museo etnográfico del Banco de la República</text:p>
          </table:table-cell>
          <table:table-cell table:style-name="ce4" office:value-type="string" calcext:value-type="string">
            <text:p>Exposición permanen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5" calcext:value-type="float">
            <text:p>2015</text:p>
          </table:table-cell>
          <table:table-cell table:style-name="ce4" office:value-type="string" calcext:value-type="string">
            <text:p>http://proyectos.banrepcultural.org/museo-etnografico/es</text:p>
          </table:table-cell>
          <table:table-cell table:style-name="ce4" office:value-type="string" calcext:value-type="string">
            <text:p>Museografía; Museos; Museos arqueológicos; Museos históricos; Arquitectura de museos; Museos antropológicos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P64</text:p>
          </table:table-cell>
          <table:table-cell table:style-name="ce4" office:value-type="string" calcext:value-type="string">
            <text:p>Muerte Barroc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6" calcext:value-type="float">
            <text:p>2016</text:p>
          </table:table-cell>
          <table:table-cell table:style-name="ce4" office:value-type="string" calcext:value-type="string">
            <text:p>http://www.banrepcultural.org/coleccion-de-arte-banco-de-la-republica/muerte-barroca</text:p>
          </table:table-cell>
          <table:table-cell table:style-name="ce4" office:value-type="string" calcext:value-type="string">
            <text:p>Arte colonial; Arte cristiano; Banco de la República; Colección de Arte del Banco de la República; Exposiciones; Monjas; Muerte; Museo de Arte del Banco de la República; Órdenes religiosas de mujeres; Proyectos digitales; Retratos; Siglo XIX; Subgerencia Cultural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P65</text:p>
          </table:table-cell>
          <table:table-cell table:style-name="ce4" office:value-type="string" calcext:value-type="string">
            <text:p>Aparente ingenuidad - Rompecabezas</text:p>
          </table:table-cell>
          <table:table-cell table:style-name="ce4" office:value-type="string" calcext:value-type="string">
            <text:p>Juegos e interactivos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6" calcext:value-type="float">
            <text:p>2016</text:p>
          </table:table-cell>
          <table:table-cell table:style-name="ce4" office:value-type="string" calcext:value-type="string">
            <text:p>http://www.banrepcultural.org/aparente-ingenuidad-rompecabezas/</text:p>
          </table:table-cell>
          <table:table-cell table:style-name="ce4" office:value-type="string" calcext:value-type="string">
            <text:p>Amperente ingenuidad; Arte primitivista; Banco de la República; Colección de Arte del Banco de la República; Exposiciones; Juegos; Museo de Arte del Banco de la República; Naïf (ingenuo); Pintores primitivistas; Pinturas; Rompecabezas; Siglo XIX; Siglo XX; Subgerencia Cultural; Aplicaciones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P66</text:p>
          </table:table-cell>
          <table:table-cell table:style-name="ce4" office:value-type="string" calcext:value-type="string">
            <text:p>Aparente ingenuidad - ¿Dónde estás Jaguar?</text:p>
          </table:table-cell>
          <table:table-cell table:style-name="ce4" office:value-type="string" calcext:value-type="string">
            <text:p>Juegos e interactivos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6" calcext:value-type="float">
            <text:p>2016</text:p>
          </table:table-cell>
          <table:table-cell table:style-name="ce4" office:value-type="string" calcext:value-type="string">
            <text:p>http://www.banrepcultural.org/donde-estas-jaguar/</text:p>
          </table:table-cell>
          <table:table-cell table:style-name="ce4" office:value-type="string" calcext:value-type="string">
            <text:p>Amperente ingenuidad; Arte primitivista; Banco de la República; Colección de Arte del Banco de la República; Exposiciones; Juegos; Museo de Arte del Banco de la República; Naïf (ingenuo); Pintores primitivistas; Pinturas; Busquedas; Siglo XIX; Siglo XX; Subgerencia Cultural; Aplicaciones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P67</text:p>
          </table:table-cell>
          <table:table-cell table:style-name="ce4" office:value-type="string" calcext:value-type="string">
            <text:p>Imágenes y relatos de un viaje por Colombi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; Ciencias naturales; Ciencias sociales; Literatura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16" calcext:value-type="float">
            <text:p>2016</text:p>
          </table:table-cell>
          <table:table-cell table:style-name="ce4" office:value-type="string" calcext:value-type="string">
            <text:p>http://www.banrep.gov.co/impresiones-de-un-viaje/</text:p>
          </table:table-cell>
          <table:table-cell table:style-name="ce4" office:value-type="string" calcext:value-type="string">
            <text:p>Banco de la República; Ciudades y pueblos; Descripciones y viajes; Fauna; Fiestas y costumbres; Flora; Gente; Geografía; Medios y modos de viaje; Proyectos digitales; Reseñas; Subgerencia Cultural; Trabajo y técnica; Vestigios Arqueológicos; Vías de comunicación; Vida social y costumb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68</text:p>
          </table:table-cell>
          <table:table-cell table:style-name="ce4" office:value-type="string" calcext:value-type="string">
            <text:p>Salto de Tequendama y su histori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natural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16" calcext:value-type="float">
            <text:p>2016</text:p>
          </table:table-cell>
          <table:table-cell table:style-name="ce4" office:value-type="string" calcext:value-type="string">
            <text:p>http://www.banrepcultural.org/proyectos/el-salto-de-tequendama</text:p>
          </table:table-cell>
          <table:table-cell table:style-name="ce4" office:value-type="string" calcext:value-type="string">
            <text:p>Salto de tequendama; Ecología; Recurso Hidrológico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69</text:p>
          </table:table-cell>
          <table:table-cell table:style-name="ce4" office:value-type="string" calcext:value-type="string">
            <text:p>Joan Fontcuberta: pareidoli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6" calcext:value-type="float">
            <text:p>2016</text:p>
          </table:table-cell>
          <table:table-cell table:style-name="ce4" office:value-type="string" calcext:value-type="string">
            <text:p>http://proyectos.banrepcultural.org/joan-fontcuberta/es</text:p>
          </table:table-cell>
          <table:table-cell table:style-name="ce4" office:value-type="string" calcext:value-type="string">
            <text:p>Fotografía artística; Exposiciones de fotografía; Artista catalá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70</text:p>
          </table:table-cell>
          <table:table-cell table:style-name="ce4" office:value-type="string" calcext:value-type="string">
            <text:p>Luis Roldán: Periplo Una retrospectiv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6" calcext:value-type="float">
            <text:p>2016</text:p>
          </table:table-cell>
          <table:table-cell table:style-name="ce4" office:value-type="string" calcext:value-type="string">
            <text:p>http://proyectos.banrepcultural.org/luis-roldan/es</text:p>
          </table:table-cell>
          <table:table-cell table:style-name="ce4" office:value-type="string" calcext:value-type="string">
            <text:p>Arte colombiano; Artistas colombianos; Pintura colombiana; Vanguardismo; Modernidad (arte); Pinturas; Exposicion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71</text:p>
          </table:table-cell>
          <table:table-cell table:style-name="ce4" office:value-type="string" calcext:value-type="string">
            <text:p>Museo de oro Nariño</text:p>
          </table:table-cell>
          <table:table-cell table:style-name="ce4" office:value-type="string" calcext:value-type="string">
            <text:p>Exposición permanen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; Arte</text:p>
          </table:table-cell>
          <table:table-cell table:style-name="ce4" office:value-type="string" calcext:value-type="string">
            <text:p>Museo del Oro (Bogotá)</text:p>
          </table:table-cell>
          <table:table-cell table:style-name="ce6" office:value-type="float" office:value="2016" calcext:value-type="float">
            <text:p>2016</text:p>
          </table:table-cell>
          <table:table-cell table:style-name="ce4" office:value-type="string" calcext:value-type="string">
            <text:p>http://proyectos.banrepcultural.org/museo-del-oro-narino/es</text:p>
          </table:table-cell>
          <table:table-cell table:style-name="ce4" office:value-type="string" calcext:value-type="string">
            <text:p>Museografía; Museos; Museos arqueológicos; Museos históricos; Museos antropológico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72</text:p>
          </table:table-cell>
          <table:table-cell table:style-name="ce4" office:value-type="string" calcext:value-type="string">
            <text:p>Cancionero escolar</text:p>
          </table:table-cell>
          <table:table-cell table:style-name="ce4" office:value-type="string" calcext:value-type="string">
            <text:p>Juegos e interactivos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www.banrepcultural.org/cancionero/</text:p>
          </table:table-cell>
          <table:table-cell table:style-name="ce4" office:value-type="string" calcext:value-type="string">
            <text:p>Biblioteca Aldeana de Colombia; Canciones infantiles; Música colombiana; Música para canto; Partitura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73</text:p>
          </table:table-cell>
          <table:table-cell table:style-name="ce4" office:value-type="string" calcext:value-type="string">
            <text:p>Henri Cartier-Bresson, fotógrafo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proyectos.banrepcultural.org/henri-cartier-bresson/es</text:p>
          </table:table-cell>
          <table:table-cell table:style-name="ce4" office:value-type="string" calcext:value-type="string">
            <text:p>Fotografía artística; Reportajes fotográficos; Retratos; Exposición fotográfica; Fotógrafo francé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74</text:p>
          </table:table-cell>
          <table:table-cell table:style-name="ce4" office:value-type="string" calcext:value-type="string">
            <text:p>Piel de bahareque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CC Manizales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proyectos.banrepcultural.org/arquitectura-bahareque-manizales/</text:p>
          </table:table-cell>
          <table:table-cell table:style-name="ce4" office:value-type="string" calcext:value-type="string">
            <text:p>Arquitectura republicana; Diseño arquitectónico; Arquitectura - conservación y restauración; Arquitectura y sociedad; Investigación arquitectónica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75</text:p>
          </table:table-cell>
          <table:table-cell table:style-name="ce4" office:value-type="string" calcext:value-type="string">
            <text:p>60 años de la BLAA, liderando una red cultural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BLAA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www.banrepcultural.org/exposiciones/blaa-60-red-cultural</text:p>
          </table:table-cell>
          <table:table-cell table:style-name="ce4" office:value-type="string" calcext:value-type="string">
            <text:p>Patrimonio documental; Cultura; Lenguaje y cultura; Fondos documentale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76</text:p>
          </table:table-cell>
          <table:table-cell table:style-name="ce4" office:value-type="string" calcext:value-type="string">
            <text:p>Y he aquí la luz (Et voici la lumière). Obras contemporáneas - Centre national des arts plastiques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proyectos.banrepcultural.org/cnap/es</text:p>
          </table:table-cell>
          <table:table-cell table:style-name="ce4" office:value-type="string" calcext:value-type="string">
            <text:p>Estética; Fotografía artística; Música en el arte; Objetos de arte; Video artístico; Composición (arte); Filosofía del arte; Museos de arte; Arte conceptual; Arte disidente; Arte y tecnología;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77</text:p>
          </table:table-cell>
          <table:table-cell table:style-name="ce4" office:value-type="string" calcext:value-type="string">
            <text:p>Los Carpinteros: la cosa está candel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proyectos.banrepcultural.org/los-carpinteros/es</text:p>
          </table:table-cell>
          <table:table-cell table:style-name="ce4" office:value-type="string" calcext:value-type="string">
            <text:p>Arte contemporáneo latinoamericano; Artistas cubanos; Exposiciones de arte; Objetos de arte; Arte conceptual; Filosofía del arte moderno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78</text:p>
          </table:table-cell>
          <table:table-cell table:style-name="ce4" office:value-type="string" calcext:value-type="string">
            <text:p>Libretas de dibujos: reencuentros de memoria gráfic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BLAA; UAOC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proyectos.banrepcultural.org/libretas-de-dibujos/</text:p>
          </table:table-cell>
          <table:table-cell table:style-name="ce4" office:value-type="string" calcext:value-type="string">
            <text:p>Libros de artistas; Libretas de artistas; Ilustración de libros; Exposición de dibujos; Dibujo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79</text:p>
          </table:table-cell>
          <table:table-cell table:style-name="ce4" office:value-type="string" calcext:value-type="string">
            <text:p>Nuevos nombres 2017 - 2018</text:p>
          </table:table-cell>
          <table:table-cell table:style-name="ce4" office:value-type="string" calcext:value-type="string">
            <text:p>Exposición de ar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proyectos.banrepcultural.org/nuevos-nombres-2017/es</text:p>
          </table:table-cell>
          <table:table-cell table:style-name="ce4" office:value-type="string" calcext:value-type="string">
            <text:p>Intervención artística; Instalación artística; Exposiciones; Museos de arte; Filosofía de la arquitectura; Filosofía del ar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0</text:p>
          </table:table-cell>
          <table:table-cell table:style-name="ce4" office:value-type="string" calcext:value-type="string">
            <text:p>Partería, saber ancestral y práctica viv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CC Buenaventura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proyectos.banrepcultural.org/parteria/es</text:p>
          </table:table-cell>
          <table:table-cell table:style-name="ce4" office:value-type="string" calcext:value-type="string">
            <text:p>Parteras; Patrimonio inmaterial; Folclor; Tradición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81</text:p>
          </table:table-cell>
          <table:table-cell table:style-name="ce4" office:value-type="string" calcext:value-type="string">
            <text:p>Decir el lugar</text:p>
          </table:table-cell>
          <table:table-cell table:style-name="ce4" office:value-type="string" calcext:value-type="string">
            <text:p>Juegos e interactivos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s://www.banrepcultural.org/decir-el-lugar</text:p>
          </table:table-cell>
          <table:table-cell table:style-name="ce4" office:value-type="string" calcext:value-type="string">
            <text:p>Paisajes; Naturaleza en el arte; Pintura de paisajes; Arquitectura del paisaje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82</text:p>
          </table:table-cell>
          <table:table-cell table:style-name="ce4" office:value-type="string" calcext:value-type="string">
            <text:p>Molas. Capas de sabiduría</text:p>
          </table:table-cell>
          <table:table-cell table:style-name="ce4" office:value-type="string" calcext:value-type="string">
            <text:p>Juegos e interactivos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Museo del Oro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www.banrepcultural.org/molas-rompecabezas/</text:p>
          </table:table-cell>
          <table:table-cell table:style-name="ce4" office:value-type="string" calcext:value-type="string">
            <text:p>Molas; Grupos étnicos; Gunadule; Textiles; Cosmogonía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83</text:p>
          </table:table-cell>
          <table:table-cell table:style-name="ce4" office:value-type="string" calcext:value-type="string">
            <text:p>Formas de la memori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www.banrepcultural.org/coleccion-de-arte-banco-de-la-republica/formas-de-la-memoria</text:p>
          </table:table-cell>
          <table:table-cell table:style-name="ce4" office:value-type="string" calcext:value-type="string">
            <text:p>Exposiciones de arte; Arte contemporáneo; Arte moderno; Arte colombiano; Memoria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84</text:p>
          </table:table-cell>
          <table:table-cell table:style-name="ce4" office:value-type="string" calcext:value-type="string">
            <text:p>Decir el lugar. Testimonios del paisaje colombiano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www.banrepcultural.org/coleccion-de-arte-banco-de-la-republica/decir-el-lugar</text:p>
          </table:table-cell>
          <table:table-cell table:style-name="ce4" office:value-type="string" calcext:value-type="string">
            <text:p>Coleccionistas y colecciones; Arte y cultura; Exposiciones artísticas; Pintura de paisaj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85</text:p>
          </table:table-cell>
          <table:table-cell table:style-name="ce4" office:value-type="string" calcext:value-type="string">
            <text:p>¡Luz, más luz! Leo Matiz en las colecciones del Banco de la Repúblic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proyectos.banrepcultural.org/leo-matiz/es</text:p>
          </table:table-cell>
          <table:table-cell table:style-name="ce4" office:value-type="string" calcext:value-type="string">
            <text:p>Fotografía artística; Fotografía abstracta; Exposición fotográfica; Reportajes fotográficos; Fotografías; Fotógrafo colombiano; Modernidad artístic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86</text:p>
          </table:table-cell>
          <table:table-cell table:style-name="ce4" office:value-type="string" calcext:value-type="string">
            <text:p>BLAA 60 años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; Literatura</text:p>
          </table:table-cell>
          <table:table-cell table:style-name="ce4" office:value-type="string" calcext:value-type="string">
            <text:p>BLAA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www.banrepcultural.org/proyectos/blaa-60</text:p>
          </table:table-cell>
          <table:table-cell table:style-name="ce4" office:value-type="string" calcext:value-type="string">
            <text:p>Cumpleaños; Conmemoración; Bibliotecas; Bibliotecas - Historia; Bibliotecas de investigación; Biblioteca pública; Bibliotecas y comunida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87</text:p>
          </table:table-cell>
          <table:table-cell table:style-name="ce4" office:value-type="string" calcext:value-type="string">
            <text:p>El sueño de la razón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proyectos.banrepcultural.org/el-sueno-de-la-razon/es</text:p>
          </table:table-cell>
          <table:table-cell table:style-name="ce4" office:value-type="string" calcext:value-type="string">
            <text:p>Exposiciones de arte; Filosofía del arte moderno; Museos de arte; Apreciación del arte; Estética; Objetos del arte; Arte conceptu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88</text:p>
          </table:table-cell>
          <table:table-cell table:style-name="ce4" office:value-type="string" calcext:value-type="string">
            <text:p>Centro de Memorias Orales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; Literatura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babel.banrepcultural.org/digital/collection/p17054coll11</text:p>
          </table:table-cell>
          <table:table-cell table:style-name="ce4" office:value-type="string" calcext:value-type="string">
            <text:p>Coleccionistas y colecciones; Memoria oral; Historias de vida; Relatos comunes; Comunidades; Costumbres y vida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89</text:p>
          </table:table-cell>
          <table:table-cell table:style-name="ce4" office:value-type="string" calcext:value-type="string">
            <text:p>Zurbarán en el MAMU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www.banrepcultural.org/exposiciones/agnus-dei</text:p>
          </table:table-cell>
          <table:table-cell table:style-name="ce4" office:value-type="string" calcext:value-type="string">
            <text:p>Barroco; Arte y religión; Exposiciones artísticas; Museos de ar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90</text:p>
          </table:table-cell>
          <table:table-cell table:style-name="ce4" office:value-type="string" calcext:value-type="string">
            <text:p>Evidencias para una nación (BLAA 60 años)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BLAA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proyectos.banrepcultural.org/evidencias-para-una-nacion/</text:p>
          </table:table-cell>
          <table:table-cell table:style-name="ce4" office:value-type="string" calcext:value-type="string">
            <text:p>Colecciones documentales; Coleccionistas y colecciones; Desarrollo de colecciones bibliográficas; Identidad cultural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91</text:p>
          </table:table-cell>
          <table:table-cell table:style-name="ce4" office:value-type="string" calcext:value-type="string">
            <text:p>Archivo de exposiciones temporales del Museo del Oro</text:p>
          </table:table-cell>
          <table:table-cell table:style-name="ce4" office:value-type="string" calcext:value-type="string">
            <text:p>Exposición temporal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Museo del Oro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www.banrepcultural.org/exposiciones/temporales-museo-del-oro</text:p>
          </table:table-cell>
          <table:table-cell table:style-name="ce4" office:value-type="string" calcext:value-type="string">
            <text:p>Museos arqueológicos; Patrimonio; Coleccionistas y colecciones; Exposiciones; Antropología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92</text:p>
          </table:table-cell>
          <table:table-cell table:style-name="ce4" office:value-type="string" calcext:value-type="string">
            <text:p>Exposiciones permanentes del Museo del Oro</text:p>
          </table:table-cell>
          <table:table-cell table:style-name="ce4" office:value-type="string" calcext:value-type="string">
            <text:p>Exposición permanen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Museo del Oro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www.banrepcultural.org/exposiciones/permanentes-museo-del-oro</text:p>
          </table:table-cell>
          <table:table-cell table:style-name="ce4" office:value-type="string" calcext:value-type="string">
            <text:p>Museos arqueológicos; Patrimonio arqueológico; Coleccionistas y coleccion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93</text:p>
          </table:table-cell>
          <table:table-cell table:style-name="ce4" office:value-type="string" calcext:value-type="string">
            <text:p>Exposiciones internacionales del Museo del Oro</text:p>
          </table:table-cell>
          <table:table-cell table:style-name="ce4" office:value-type="string" calcext:value-type="string">
            <text:p>Exposición permanen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Museo del Oro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www.banrepcultural.org/bogota/museo-del-oro/contenido/exposiciones-internacionales-del-museo-del-oro</text:p>
          </table:table-cell>
          <table:table-cell table:style-name="ce4" office:value-type="string" calcext:value-type="string">
            <text:p>Exposiciones artísticas; Patrimonio arqueológico; Museos arqueológicos; Museos de historia natural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94</text:p>
          </table:table-cell>
          <table:table-cell table:style-name="ce4" office:value-type="string" calcext:value-type="string">
            <text:p>Campo a través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www.banrepcultural.org/coleccion-de-arte-banco-de-la-republica/campo-a-traves</text:p>
          </table:table-cell>
          <table:table-cell table:style-name="ce4" office:value-type="string" calcext:value-type="string">
            <text:p>Coleccionistas y colecciones; Arte y cultura; Exposiciones artística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95</text:p>
          </table:table-cell>
          <table:table-cell table:style-name="ce4" office:value-type="string" calcext:value-type="string">
            <text:p>Habitación compartid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www.banrepcultural.org/exposiciones/habitacion-compartida</text:p>
          </table:table-cell>
          <table:table-cell table:style-name="ce4" office:value-type="string" calcext:value-type="string">
            <text:p>Exposiciones de arte; Arte colombiano; Colecciones y coleccionista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96</text:p>
          </table:table-cell>
          <table:table-cell table:style-name="ce4" office:value-type="string" calcext:value-type="string">
            <text:p>Delimitar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www.banrepcultural.org/coleccion-de-arte-banco-de-la-republica/delimitar</text:p>
          </table:table-cell>
          <table:table-cell table:style-name="ce4" office:value-type="string" calcext:value-type="string">
            <text:p>Coleccionistas y colecciones; Arte y cultura; Museos de ar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97</text:p>
          </table:table-cell>
          <table:table-cell table:style-name="ce4" office:value-type="string" calcext:value-type="string">
            <text:p>Monstruos en papel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www.banrepcultural.org/exposiciones/monstruos-en-papel</text:p>
          </table:table-cell>
          <table:table-cell table:style-name="ce4" office:value-type="string" calcext:value-type="string">
            <text:p>Exposiciones de arte; Arte contemporáneo; Arte moderno; Arte colombiano; Dibujos; Grabados; Acuarelas; Bocet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98</text:p>
          </table:table-cell>
          <table:table-cell table:style-name="ce4" office:value-type="string" calcext:value-type="string">
            <text:p>The Amazonian Travels of Richard Evans Schultes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naturales; Ciencias sociales</text:p>
          </table:table-cell>
          <table:table-cell table:style-name="ce4" office:value-type="string" calcext:value-type="string">
            <text:p>The Amazon Conservation Team</text:p>
          </table:table-cell>
          <table:table-cell table:style-name="ce6" office:value-type="float" office:value="2019" calcext:value-type="float">
            <text:p>2019</text:p>
          </table:table-cell>
          <table:table-cell table:style-name="ce4" office:value-type="string" calcext:value-type="string">
            <text:p>http://www.banrepcultural.org/schultes/</text:p>
          </table:table-cell>
          <table:table-cell table:style-name="ce4" office:value-type="string" calcext:value-type="string">
            <text:p>Biología; Etnobotánica; Grupos étnicos; Vida en comunidad; Cosmogonía; Indígenas del Amazonas; Mitología indígena; Indígenas; Mapas; Exploradores; Expediciones científicas; Viajes de estudio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99</text:p>
          </table:table-cell>
          <table:table-cell table:style-name="ce4" office:value-type="string" calcext:value-type="string">
            <text:p>Documentos y colecciones especiales - Red de Bibliotecas Banco de la Repúblic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; Literatura; Ciencias Sociales; Historia; Comunicación social; Sociedad Civil; Geografía y viaj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21" calcext:value-type="float">
            <text:p>2021</text:p>
          </table:table-cell>
          <table:table-cell table:style-name="ce4" office:value-type="string" calcext:value-type="string">
            <text:p>https://www.banrepcultural.org/coleccion-bibliografica/especiales</text:p>
          </table:table-cell>
          <table:table-cell table:style-name="ce4" office:value-type="string" calcext:value-type="string">
            <text:p>Colecciones documentales; Patrimonio documental; Humanidades digitales; Archivos documentales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eadores" table:style-name="ta1"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ertenece a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  <table:table-cell office:value-type="string" calcext:value-type="string">
            <text:p>Banco de la República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UAOC</text:p>
          </table:table-cell>
          <table:table-cell office:value-type="string" calcext:value-type="string">
            <text:p>Banco de la República</text:p>
          </table:table-cell>
        </table:table-row>
        <table:table-row table:style-name="ro7">
          <table:table-cell office:value-type="string" calcext:value-type="string">
            <text:p>C3</text:p>
          </table:table-cell>
          <table:table-cell office:value-type="string" calcext:value-type="string">
            <text:p>Vargas Arana, Pilar; Suaza Vargas, Luz Marina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Biblioteca Virtual</text:p>
          </table:table-cell>
          <table:table-cell office:value-type="string" calcext:value-type="string">
            <text:p>Banco de la República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BLAA</text:p>
          </table:table-cell>
          <table:table-cell office:value-type="string" calcext:value-type="string">
            <text:p>Banco de la República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CC Buenaventura</text:p>
          </table:table-cell>
          <table:table-cell office:value-type="string" calcext:value-type="string">
            <text:p>Banco de la República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C Manizales</text:p>
          </table:table-cell>
          <table:table-cell office:value-type="string" calcext:value-type="string">
            <text:p>Banco de la República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Museo del Oro</text:p>
          </table:table-cell>
          <table:table-cell office:value-type="string" calcext:value-type="string">
            <text:p>Banco de la República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The Amazon Conservation Team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 table:number-rows-repeated="2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ipo de proyecto" table:style-name="ta1">
        <table:table-column table:style-name="co6" table:default-cell-style-name="ce7"/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4"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</text:p>
          </table:table-cell>
          <table:table-cell table:style-name="ce4" office:value-type="string" calcext:value-type="string">
            <text:p>Exposición temporal de ar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2</text:p>
          </table:table-cell>
          <table:table-cell table:style-name="ce4" office:value-type="string" calcext:value-type="string">
            <text:p>Juegos e interactiv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3</text:p>
          </table:table-cell>
          <table:table-cell table:style-name="ce4" office:value-type="string" calcext:value-type="string">
            <text:p>Proyecto digital temát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4</text:p>
          </table:table-cell>
          <table:table-cell table:style-name="ce4" office:value-type="string" calcext:value-type="string">
            <text:p>Exposición bibliográf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5</text:p>
          </table:table-cell>
          <table:table-cell table:style-name="ce4" office:value-type="string" calcext:value-type="string">
            <text:p>Exposición de ar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6</text:p>
          </table:table-cell>
          <table:table-cell table:style-name="ce4" office:value-type="string" calcext:value-type="string">
            <text:p>Exposición perman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</text:p>
          </table:table-cell>
          <table:table-cell table:style-name="ce4" office:value-type="string" calcext:value-type="string">
            <text:p>Exposición tempo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8</text:p>
          </table:table-cell>
          <table:table-cell table:style-name="ce4" office:value-type="string" calcext:value-type="string">
            <text:p>Exposición temporal de arte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8"/>
        </table:table-row>
        <table:table-row table:style-name="ro1" table:number-rows-repeated="7">
          <table:table-cell/>
          <table:table-cell table:style-name="ce4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 table:number-rows-repeated="41">
          <table:table-cell/>
          <table:table-cell table:style-name="ce4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 table:number-rows-repeated="26">
          <table:table-cell/>
          <table:table-cell table:style-name="ce4"/>
          <table:table-cell table:number-columns-repeated="2"/>
        </table:table-row>
        <table:table-row table:style-name="ro1" table:number-rows-repeated="104848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elaciones" table:style-name="ta1">
        <table:table-column table:style-name="co6" table:default-cell-style-name="Default"/>
        <table:table-column table:style-name="co10" table:default-cell-style-name="ce4"/>
        <table:table-column table:style-name="co6" table:default-cell-style-name="Default"/>
        <table:table-column table:style-name="co11" table:default-cell-style-name="ce4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arget</text:p>
          </table:table-cell>
        </table:table-row>
        <table:table-row table:style-name="ro7">
          <table:table-cell/>
          <table:table-cell office:value-type="string" calcext:value-type="string">
            <text:p>Programa Imagen Regional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Historia natural y política</text:p>
          </table:table-cell>
          <table:table-cell/>
          <table:table-cell office:value-type="string" calcext:value-type="string">
            <text:p>Biblioteca Virtual</text:p>
          </table:table-cell>
        </table:table-row>
        <table:table-row table:style-name="ro7">
          <table:table-cell/>
          <table:table-cell office:value-type="string" calcext:value-type="string">
            <text:p>Alejandro de Humboldt: viajes por Colombia</text:p>
          </table:table-cell>
          <table:table-cell/>
          <table:table-cell office:value-type="string" calcext:value-type="string">
            <text:p>Biblioteca Virtual</text:p>
          </table:table-cell>
        </table:table-row>
        <table:table-row table:style-name="ro7">
          <table:table-cell/>
          <table:table-cell office:value-type="string" calcext:value-type="string">
            <text:p>Alberto Lleras Camargo: un estadista para la Colombia del siglo XX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La imagen del Ferrocarril en la Numismática Colombiana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Talleres de crónicas barriales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Diccionario: una definición</text:p>
          </table:table-cell>
          <table:table-cell/>
          <table:table-cell office:value-type="string" calcext:value-type="string">
            <text:p>Biblioteca Virtual</text:p>
          </table:table-cell>
        </table:table-row>
        <table:table-row table:style-name="ro7">
          <table:table-cell/>
          <table:table-cell office:value-type="string" calcext:value-type="string">
            <text:p>Galería Histórica</text:p>
          </table:table-cell>
          <table:table-cell/>
          <table:table-cell office:value-type="string" calcext:value-type="string">
            <text:p>Biblioteca Virtual</text:p>
          </table:table-cell>
        </table:table-row>
        <table:table-row table:style-name="ro7">
          <table:table-cell/>
          <table:table-cell office:value-type="string" calcext:value-type="string">
            <text:p>Net art Colombia: es feo y no le gusta el cursor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Historia de la Biblioteca Luis Ángel Arango</text:p>
          </table:table-cell>
          <table:table-cell/>
          <table:table-cell office:value-type="string" calcext:value-type="string">
            <text:p>Biblioteca Virtual</text:p>
          </table:table-cell>
        </table:table-row>
        <table:table-row table:style-name="ro7">
          <table:table-cell/>
          <table:table-cell office:value-type="string" calcext:value-type="string">
            <text:p>Luis Caballero</text:p>
          </table:table-cell>
          <table:table-cell/>
          <table:table-cell office:value-type="string" calcext:value-type="string">
            <text:p>Biblioteca Virtual</text:p>
          </table:table-cell>
        </table:table-row>
        <table:table-row table:style-name="ro7">
          <table:table-cell/>
          <table:table-cell office:value-type="string" calcext:value-type="string">
            <text:p>Candelario Obeso: bogando en un río de letras</text:p>
          </table:table-cell>
          <table:table-cell/>
          <table:table-cell office:value-type="string" calcext:value-type="string">
            <text:p>Biblioteca Virtual</text:p>
          </table:table-cell>
        </table:table-row>
        <table:table-row table:style-name="ro1">
          <table:table-cell/>
          <table:table-cell office:value-type="string" calcext:value-type="string">
            <text:p>Andy Warhol, Mr. America</text:p>
          </table:table-cell>
          <table:table-cell/>
          <table:table-cell office:value-type="string" calcext:value-type="string">
            <text:p>UAOC</text:p>
          </table:table-cell>
        </table:table-row>
        <table:table-row table:style-name="ro2">
          <table:table-cell/>
          <table:table-cell office:value-type="string" calcext:value-type="string">
            <text:p>La Amazonía perdida El viaje fotográfico del legendario botánico Richard Evans Schultes</text:p>
          </table:table-cell>
          <table:table-cell/>
          <table:table-cell office:value-type="string" calcext:value-type="string">
            <text:p>Biblioteca Virtual</text:p>
          </table:table-cell>
        </table:table-row>
        <table:table-row table:style-name="ro7">
          <table:table-cell/>
          <table:table-cell office:value-type="string" calcext:value-type="string">
            <text:p>Cartas de la persistencia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Arte ≠ vida: acciones por artistas de las Américas, 1960-2000</text:p>
          </table:table-cell>
          <table:table-cell/>
          <table:table-cell office:value-type="string" calcext:value-type="string">
            <text:p>UAOC</text:p>
          </table:table-cell>
        </table:table-row>
        <table:table-row table:style-name="ro7">
          <table:table-cell/>
          <table:table-cell office:value-type="string" calcext:value-type="string">
            <text:p>Habeas Corpus: que tengas un cuerpo para exponer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Man Ray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La caricatura en Colombia a partir de la independencia</text:p>
          </table:table-cell>
          <table:table-cell/>
          <table:table-cell office:value-type="string" calcext:value-type="string">
            <text:p>Biblioteca Virtual</text:p>
          </table:table-cell>
        </table:table-row>
        <table:table-row table:style-name="ro7">
          <table:table-cell/>
          <table:table-cell office:value-type="string" calcext:value-type="string">
            <text:p>Palabras que nos cambiaron: lenguaje y poder en la independencia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La enciclopedia</text:p>
          </table:table-cell>
          <table:table-cell/>
          <table:table-cell office:value-type="string" calcext:value-type="string">
            <text:p>Biblioteca Virtual</text:p>
          </table:table-cell>
        </table:table-row>
        <table:table-row table:style-name="ro7">
          <table:table-cell/>
          <table:table-cell office:value-type="string" calcext:value-type="string">
            <text:p>Óscar Muñoz: Protografías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Colección Maraloto - El ojo del coleccionista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3">
          <table:table-cell/>
          <table:table-cell office:value-type="string" calcext:value-type="string">
            <text:p>El baúl de Amal Abisambra - La migración árabe a Colombia</text:p>
          </table:table-cell>
          <table:table-cell/>
          <table:table-cell office:value-type="string" calcext:value-type="string">
            <text:p>Vargas Arana, Pilar; Suaza Vargas, Luz Marina</text:p>
          </table:table-cell>
        </table:table-row>
        <table:table-row table:style-name="ro7">
          <table:table-cell/>
          <table:table-cell office:value-type="string" calcext:value-type="string">
            <text:p>Exposición Financiación de la Independencia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Beuys y más allá El enseñar como arte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Historia de Colombia a través de la fotografía 1842 - 2010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Dayanita Singh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1">
          <table:table-cell/>
          <table:table-cell office:value-type="string" calcext:value-type="string">
            <text:p>León Ferrari</text:p>
          </table:table-cell>
          <table:table-cell/>
          <table:table-cell office:value-type="string" calcext:value-type="string">
            <text:p>UAOC</text:p>
          </table:table-cell>
        </table:table-row>
        <table:table-row table:style-name="ro7">
          <table:table-cell/>
          <table:table-cell office:value-type="string" calcext:value-type="string">
            <text:p>Joan Fontcuberta - A través del espejo</text:p>
          </table:table-cell>
          <table:table-cell/>
          <table:table-cell office:value-type="string" calcext:value-type="string">
            <text:p>UAOC</text:p>
          </table:table-cell>
        </table:table-row>
        <table:table-row table:style-name="ro7">
          <table:table-cell/>
          <table:table-cell office:value-type="string" calcext:value-type="string">
            <text:p>Por los tubos de Bogotá: usos del agua en la historia de la ciudad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Los niños que fuimos: huellas de la infancia en Colombia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Sophie Calle - Historias de Pared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Fonoteca Digital</text:p>
          </table:table-cell>
          <table:table-cell/>
          <table:table-cell office:value-type="string" calcext:value-type="string">
            <text:p>Biblioteca Virtual</text:p>
          </table:table-cell>
        </table:table-row>
        <table:table-row table:style-name="ro7">
          <table:table-cell/>
          <table:table-cell office:value-type="string" calcext:value-type="string">
            <text:p>Wolfang Tillmans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Radio Sutatenza</text:p>
          </table:table-cell>
          <table:table-cell/>
          <table:table-cell office:value-type="string" calcext:value-type="string">
            <text:p>Biblioteca Virtual</text:p>
          </table:table-cell>
        </table:table-row>
        <table:table-row table:style-name="ro7">
          <table:table-cell/>
          <table:table-cell office:value-type="string" calcext:value-type="string">
            <text:p>Germán Espinosa Inédito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Agua: un patrimonio que corre de mano en mano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Andrés Caicedo: morir y dejar obra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Afrocolombianidad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Vik Muniz. Más acá de la imagen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Nuevos nombres. Desequilibrio y movilidad. Versión 2013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Huila en las colecciones del Banco de la República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Urbes mutantes 1941-2012. Fotografía latinoamericana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1">
          <table:table-cell/>
          <table:table-cell office:value-type="string" calcext:value-type="string">
            <text:p>Boletín Cultural y Bibliográfico</text:p>
          </table:table-cell>
          <table:table-cell/>
          <table:table-cell office:value-type="string" calcext:value-type="string">
            <text:p>BLAA</text:p>
          </table:table-cell>
        </table:table-row>
        <table:table-row table:style-name="ro7">
          <table:table-cell/>
          <table:table-cell office:value-type="string" calcext:value-type="string">
            <text:p>William Kentridge, Fortuna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Foto Sady - Recuerdos de la realidad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Álvaro Barrios, la leyenda del sueño. Revisión retrospectiva</text:p>
          </table:table-cell>
          <table:table-cell/>
          <table:table-cell office:value-type="string" calcext:value-type="string">
            <text:p>UAOC</text:p>
          </table:table-cell>
        </table:table-row>
        <table:table-row table:style-name="ro7">
          <table:table-cell/>
          <table:table-cell office:value-type="string" calcext:value-type="string">
            <text:p>Asamblea Nacional Constituyente y Constitución de 1991</text:p>
          </table:table-cell>
          <table:table-cell/>
          <table:table-cell office:value-type="string" calcext:value-type="string">
            <text:p>Biblioteca Virtual</text:p>
          </table:table-cell>
        </table:table-row>
        <table:table-row table:style-name="ro7">
          <table:table-cell/>
          <table:table-cell office:value-type="string" calcext:value-type="string">
            <text:p>Celebrando a Gabriel García Márquez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1">
          <table:table-cell/>
          <table:table-cell office:value-type="string" calcext:value-type="string">
            <text:p>Víctor Grippo: Transformación</text:p>
          </table:table-cell>
          <table:table-cell/>
          <table:table-cell office:value-type="string" calcext:value-type="string">
            <text:p>UAOC</text:p>
          </table:table-cell>
        </table:table-row>
        <table:table-row table:style-name="ro7">
          <table:table-cell/>
          <table:table-cell office:value-type="string" calcext:value-type="string">
            <text:p>Museo del Oro Tairona - Casa de la Aduana</text:p>
          </table:table-cell>
          <table:table-cell/>
          <table:table-cell office:value-type="string" calcext:value-type="string">
            <text:p>Museo del Oro (Bogotá)</text:p>
          </table:table-cell>
        </table:table-row>
        <table:table-row table:style-name="ro1">
          <table:table-cell/>
          <table:table-cell office:value-type="string" calcext:value-type="string">
            <text:p>Durero: Grabados 1496-1522</text:p>
          </table:table-cell>
          <table:table-cell/>
          <table:table-cell office:value-type="string" calcext:value-type="string">
            <text:p>UAOC</text:p>
          </table:table-cell>
        </table:table-row>
        <table:table-row table:style-name="ro1">
          <table:table-cell/>
          <table:table-cell office:value-type="string" calcext:value-type="string">
            <text:p>Ricardo Gómez Campuzano</text:p>
          </table:table-cell>
          <table:table-cell/>
          <table:table-cell office:value-type="string" calcext:value-type="string">
            <text:p>UAOC</text:p>
          </table:table-cell>
        </table:table-row>
        <table:table-row table:style-name="ro1">
          <table:table-cell/>
          <table:table-cell office:value-type="string" calcext:value-type="string">
            <text:p>Graciela Sacco</text:p>
          </table:table-cell>
          <table:table-cell/>
          <table:table-cell office:value-type="string" calcext:value-type="string">
            <text:p>UAOC</text:p>
          </table:table-cell>
        </table:table-row>
        <table:table-row table:style-name="ro7">
          <table:table-cell/>
          <table:table-cell office:value-type="string" calcext:value-type="string">
            <text:p>Hernán Díaz. Revelado. Retratos, sesiones y hojas de contacto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La Paz Se Toma La Palabra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Fondos Abiertos</text:p>
          </table:table-cell>
          <table:table-cell/>
          <table:table-cell office:value-type="string" calcext:value-type="string">
            <text:p>Biblioteca Virtual</text:p>
          </table:table-cell>
        </table:table-row>
        <table:table-row table:style-name="ro7">
          <table:table-cell/>
          <table:table-cell office:value-type="string" calcext:value-type="string">
            <text:p>La Lechuga, el tesoro que deslumbró en el Prado regresa a casa</text:p>
          </table:table-cell>
          <table:table-cell/>
          <table:table-cell office:value-type="string" calcext:value-type="string">
            <text:p>UAOC</text:p>
          </table:table-cell>
        </table:table-row>
        <table:table-row table:style-name="ro7">
          <table:table-cell/>
          <table:table-cell office:value-type="string" calcext:value-type="string">
            <text:p>Colección de Arte del Banco de la República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¡Todo el poder para el pueblo! Emory Douglas y las Panteras Negras</text:p>
          </table:table-cell>
          <table:table-cell/>
          <table:table-cell office:value-type="string" calcext:value-type="string">
            <text:p>UAOC</text:p>
          </table:table-cell>
        </table:table-row>
        <table:table-row table:style-name="ro1">
          <table:table-cell/>
          <table:table-cell office:value-type="string" calcext:value-type="string">
            <text:p>Johanna Calle: Silentes 1985-2015</text:p>
          </table:table-cell>
          <table:table-cell/>
          <table:table-cell office:value-type="string" calcext:value-type="string">
            <text:p>UAOC</text:p>
          </table:table-cell>
        </table:table-row>
        <table:table-row table:style-name="ro7">
          <table:table-cell/>
          <table:table-cell office:value-type="string" calcext:value-type="string">
            <text:p>Museo etnográfico del Banco de la República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Muerte Barroca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Aparente ingenuidad - Rompecabezas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Aparente ingenuidad - ¿Dónde estás Jaguar?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Imágenes y relatos de un viaje por Colombia</text:p>
          </table:table-cell>
          <table:table-cell/>
          <table:table-cell office:value-type="string" calcext:value-type="string">
            <text:p>Biblioteca Virtual</text:p>
          </table:table-cell>
        </table:table-row>
        <table:table-row table:style-name="ro7">
          <table:table-cell/>
          <table:table-cell office:value-type="string" calcext:value-type="string">
            <text:p>Salto de Tequendama y su historia</text:p>
          </table:table-cell>
          <table:table-cell/>
          <table:table-cell office:value-type="string" calcext:value-type="string">
            <text:p>Biblioteca Virtual</text:p>
          </table:table-cell>
        </table:table-row>
        <table:table-row table:style-name="ro1">
          <table:table-cell/>
          <table:table-cell office:value-type="string" calcext:value-type="string">
            <text:p>Joan Fontcuberta: pareidolia</text:p>
          </table:table-cell>
          <table:table-cell/>
          <table:table-cell office:value-type="string" calcext:value-type="string">
            <text:p>UAOC</text:p>
          </table:table-cell>
        </table:table-row>
        <table:table-row table:style-name="ro1">
          <table:table-cell/>
          <table:table-cell office:value-type="string" calcext:value-type="string">
            <text:p>Luis Roldán: Periplo Una retrospectiva</text:p>
          </table:table-cell>
          <table:table-cell/>
          <table:table-cell office:value-type="string" calcext:value-type="string">
            <text:p>UAOC</text:p>
          </table:table-cell>
        </table:table-row>
        <table:table-row table:style-name="ro7">
          <table:table-cell/>
          <table:table-cell office:value-type="string" calcext:value-type="string">
            <text:p>Museo de oro Nariño</text:p>
          </table:table-cell>
          <table:table-cell/>
          <table:table-cell office:value-type="string" calcext:value-type="string">
            <text:p>Museo del Oro (Bogotá)</text:p>
          </table:table-cell>
        </table:table-row>
        <table:table-row table:style-name="ro7">
          <table:table-cell/>
          <table:table-cell office:value-type="string" calcext:value-type="string">
            <text:p>Cancionero escolar</text:p>
          </table:table-cell>
          <table:table-cell/>
          <table:table-cell office:value-type="string" calcext:value-type="string">
            <text:p>Biblioteca Virtual</text:p>
          </table:table-cell>
        </table:table-row>
        <table:table-row table:style-name="ro1">
          <table:table-cell/>
          <table:table-cell office:value-type="string" calcext:value-type="string">
            <text:p>Henri Cartier-Bresson, fotógrafo</text:p>
          </table:table-cell>
          <table:table-cell/>
          <table:table-cell office:value-type="string" calcext:value-type="string">
            <text:p>UAOC</text:p>
          </table:table-cell>
        </table:table-row>
        <table:table-row table:style-name="ro1">
          <table:table-cell/>
          <table:table-cell office:value-type="string" calcext:value-type="string">
            <text:p>Piel de bahareque</text:p>
          </table:table-cell>
          <table:table-cell/>
          <table:table-cell office:value-type="string" calcext:value-type="string">
            <text:p>CC Manizales</text:p>
          </table:table-cell>
        </table:table-row>
        <table:table-row table:style-name="ro7">
          <table:table-cell/>
          <table:table-cell office:value-type="string" calcext:value-type="string">
            <text:p>60 años de la BLAA, liderando una red cultural</text:p>
          </table:table-cell>
          <table:table-cell/>
          <table:table-cell office:value-type="string" calcext:value-type="string">
            <text:p>BLAA</text:p>
          </table:table-cell>
        </table:table-row>
        <table:table-row table:style-name="ro2">
          <table:table-cell/>
          <table:table-cell office:value-type="string" calcext:value-type="string">
            <text:p>Y he aquí la luz (Et voici la lumière). Obras contemporáneas - Centre national des arts plastiques</text:p>
          </table:table-cell>
          <table:table-cell/>
          <table:table-cell office:value-type="string" calcext:value-type="string">
            <text:p>UAOC</text:p>
          </table:table-cell>
        </table:table-row>
        <table:table-row table:style-name="ro1">
          <table:table-cell/>
          <table:table-cell office:value-type="string" calcext:value-type="string">
            <text:p>Los Carpinteros: la cosa está candela</text:p>
          </table:table-cell>
          <table:table-cell/>
          <table:table-cell office:value-type="string" calcext:value-type="string">
            <text:p>UAOC</text:p>
          </table:table-cell>
        </table:table-row>
        <table:table-row table:style-name="ro7">
          <table:table-cell/>
          <table:table-cell office:value-type="string" calcext:value-type="string">
            <text:p>Libretas de dibujos: reencuentros de memoria gráfica</text:p>
          </table:table-cell>
          <table:table-cell/>
          <table:table-cell office:value-type="string" calcext:value-type="string">
            <text:p>BLAA; UAOC</text:p>
          </table:table-cell>
        </table:table-row>
        <table:table-row table:style-name="ro1">
          <table:table-cell/>
          <table:table-cell office:value-type="string" calcext:value-type="string">
            <text:p>Nuevos nombres 2017 - 2018</text:p>
          </table:table-cell>
          <table:table-cell/>
          <table:table-cell office:value-type="string" calcext:value-type="string">
            <text:p>UAOC</text:p>
          </table:table-cell>
        </table:table-row>
        <table:table-row table:style-name="ro7">
          <table:table-cell/>
          <table:table-cell office:value-type="string" calcext:value-type="string">
            <text:p>Partería, saber ancestral y práctica viva</text:p>
          </table:table-cell>
          <table:table-cell/>
          <table:table-cell office:value-type="string" calcext:value-type="string">
            <text:p>CC Buenaventura</text:p>
          </table:table-cell>
        </table:table-row>
        <table:table-row table:style-name="ro7">
          <table:table-cell/>
          <table:table-cell office:value-type="string" calcext:value-type="string">
            <text:p>Decir el lugar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7">
          <table:table-cell/>
          <table:table-cell office:value-type="string" calcext:value-type="string">
            <text:p>Molas. Capas de sabiduría</text:p>
          </table:table-cell>
          <table:table-cell/>
          <table:table-cell office:value-type="string" calcext:value-type="string">
            <text:p>Museo del Oro</text:p>
          </table:table-cell>
        </table:table-row>
        <table:table-row table:style-name="ro1">
          <table:table-cell/>
          <table:table-cell office:value-type="string" calcext:value-type="string">
            <text:p>Formas de la memoria</text:p>
          </table:table-cell>
          <table:table-cell/>
          <table:table-cell office:value-type="string" calcext:value-type="string">
            <text:p>UAOC</text:p>
          </table:table-cell>
        </table:table-row>
        <table:table-row table:style-name="ro7">
          <table:table-cell/>
          <table:table-cell office:value-type="string" calcext:value-type="string">
            <text:p>Decir el lugar. Testimonios del paisaje colombiano</text:p>
          </table:table-cell>
          <table:table-cell/>
          <table:table-cell office:value-type="string" calcext:value-type="string">
            <text:p>UAOC</text:p>
          </table:table-cell>
        </table:table-row>
        <table:table-row table:style-name="ro7">
          <table:table-cell/>
          <table:table-cell office:value-type="string" calcext:value-type="string">
            <text:p>¡Luz, más luz! Leo Matiz en las colecciones del Banco de la República</text:p>
          </table:table-cell>
          <table:table-cell/>
          <table:table-cell office:value-type="string" calcext:value-type="string">
            <text:p>UAOC</text:p>
          </table:table-cell>
        </table:table-row>
        <table:table-row table:style-name="ro1">
          <table:table-cell/>
          <table:table-cell office:value-type="string" calcext:value-type="string">
            <text:p>BLAA 60 años</text:p>
          </table:table-cell>
          <table:table-cell/>
          <table:table-cell office:value-type="string" calcext:value-type="string">
            <text:p>BLAA</text:p>
          </table:table-cell>
        </table:table-row>
        <table:table-row table:style-name="ro1">
          <table:table-cell/>
          <table:table-cell office:value-type="string" calcext:value-type="string">
            <text:p>El sueño de la razón</text:p>
          </table:table-cell>
          <table:table-cell/>
          <table:table-cell office:value-type="string" calcext:value-type="string">
            <text:p>UAOC</text:p>
          </table:table-cell>
        </table:table-row>
        <table:table-row table:style-name="ro7">
          <table:table-cell/>
          <table:table-cell office:value-type="string" calcext:value-type="string">
            <text:p>Centro de Memorias Orales</text:p>
          </table:table-cell>
          <table:table-cell/>
          <table:table-cell office:value-type="string" calcext:value-type="string">
            <text:p>Subgerencia Cultural</text:p>
          </table:table-cell>
        </table:table-row>
        <table:table-row table:style-name="ro1">
          <table:table-cell/>
          <table:table-cell office:value-type="string" calcext:value-type="string">
            <text:p>Zurbarán en el MAMU</text:p>
          </table:table-cell>
          <table:table-cell/>
          <table:table-cell office:value-type="string" calcext:value-type="string">
            <text:p>UAOC</text:p>
          </table:table-cell>
        </table:table-row>
        <table:table-row table:style-name="ro7">
          <table:table-cell/>
          <table:table-cell office:value-type="string" calcext:value-type="string">
            <text:p>Evidencias para una nación (BLAA 60 años)</text:p>
          </table:table-cell>
          <table:table-cell/>
          <table:table-cell office:value-type="string" calcext:value-type="string">
            <text:p>BLAA</text:p>
          </table:table-cell>
        </table:table-row>
        <table:table-row table:style-name="ro7">
          <table:table-cell/>
          <table:table-cell office:value-type="string" calcext:value-type="string">
            <text:p>Archivo de exposiciones temporales del Museo del Oro</text:p>
          </table:table-cell>
          <table:table-cell/>
          <table:table-cell office:value-type="string" calcext:value-type="string">
            <text:p>Museo del Oro</text:p>
          </table:table-cell>
        </table:table-row>
        <table:table-row table:style-name="ro7">
          <table:table-cell/>
          <table:table-cell office:value-type="string" calcext:value-type="string">
            <text:p>Exposiciones permanentes del Museo del Oro</text:p>
          </table:table-cell>
          <table:table-cell/>
          <table:table-cell office:value-type="string" calcext:value-type="string">
            <text:p>Museo del Oro</text:p>
          </table:table-cell>
        </table:table-row>
        <table:table-row table:style-name="ro7">
          <table:table-cell/>
          <table:table-cell office:value-type="string" calcext:value-type="string">
            <text:p>Exposiciones internacionales del Museo del Oro</text:p>
          </table:table-cell>
          <table:table-cell/>
          <table:table-cell office:value-type="string" calcext:value-type="string">
            <text:p>Museo del Oro</text:p>
          </table:table-cell>
        </table:table-row>
        <table:table-row table:style-name="ro1">
          <table:table-cell/>
          <table:table-cell office:value-type="string" calcext:value-type="string">
            <text:p>Campo a través</text:p>
          </table:table-cell>
          <table:table-cell/>
          <table:table-cell office:value-type="string" calcext:value-type="string">
            <text:p>UAOC</text:p>
          </table:table-cell>
        </table:table-row>
        <table:table-row table:style-name="ro1">
          <table:table-cell/>
          <table:table-cell office:value-type="string" calcext:value-type="string">
            <text:p>Habitación compartida</text:p>
          </table:table-cell>
          <table:table-cell/>
          <table:table-cell office:value-type="string" calcext:value-type="string">
            <text:p>UAOC</text:p>
          </table:table-cell>
        </table:table-row>
        <table:table-row table:style-name="ro1">
          <table:table-cell/>
          <table:table-cell office:value-type="string" calcext:value-type="string">
            <text:p>Delimitar</text:p>
          </table:table-cell>
          <table:table-cell/>
          <table:table-cell office:value-type="string" calcext:value-type="string">
            <text:p>UAOC</text:p>
          </table:table-cell>
        </table:table-row>
        <table:table-row table:style-name="ro1">
          <table:table-cell/>
          <table:table-cell office:value-type="string" calcext:value-type="string">
            <text:p>Monstruos en papel</text:p>
          </table:table-cell>
          <table:table-cell/>
          <table:table-cell office:value-type="string" calcext:value-type="string">
            <text:p>UAOC</text:p>
          </table:table-cell>
        </table:table-row>
        <table:table-row table:style-name="ro2">
          <table:table-cell/>
          <table:table-cell office:value-type="string" calcext:value-type="string">
            <text:p>The Amazonian Travels of Richard Evans Schultes</text:p>
          </table:table-cell>
          <table:table-cell/>
          <table:table-cell office:value-type="string" calcext:value-type="string">
            <text:p>The Amazon Conservation Team</text:p>
          </table:table-cell>
        </table:table-row>
        <table:table-row table:style-name="ro2">
          <table:table-cell/>
          <table:table-cell office:value-type="string" calcext:value-type="string">
            <text:p>Documentos y colecciones especiales - Red de Bibliotecas Banco de la República</text:p>
          </table:table-cell>
          <table:table-cell/>
          <table:table-cell office:value-type="string" calcext:value-type="string">
            <text:p>Biblioteca Virtual</text:p>
          </table:table-cell>
        </table:table-row>
      </table:table>
      <table:table table:name="puntos" table:style-name="ta1">
        <table:table-column table:style-name="co12" table:default-cell-style-name="ce14"/>
        <table:table-column table:style-name="co12" table:number-columns-repeated="1023" table:default-cell-style-name="Default"/>
        <table:table-row table:style-name="ro1">
          <table:table-cell table:style-name="Default" office:value-type="string" calcext:value-type="string">
            <text:p>punto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Programa Imagen Regional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Historia natural y polític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Alejandro de Humboldt: viajes por Colomb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Alberto Lleras Camargo: un estadista para la Colombia del siglo XX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La imagen del Ferrocarril en la Numismática Colombian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Talleres de crónicas barriale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Diccionario: una definición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Galería Históric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et art Colombia: es feo y no le gusta el cursor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Historia de la Biblioteca Luis Ángel Arang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Luis Caballer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andelario Obeso: bogando en un río de letra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Andy Warhol, Mr. Americ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La Amazonía perdida El viaje fotográfico del legendario botánico Richard Evans Schulte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artas de la persistenc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Arte ≠ vida: acciones por artistas de las Américas, 1960-2000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Habeas Corpus: que tengas un cuerpo para exponer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Man Ray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La caricatura en Colombia a partir de la independenc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Palabras que nos cambiaron: lenguaje y poder en la independenc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La encicloped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Óscar Muñoz: Protografía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olección Maraloto - El ojo del coleccionist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El baúl de Amal Abisambra - La migración árabe a Colomb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Exposición Financiación de la Independenc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Beuys y más allá El enseñar como arte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Historia de Colombia a través de la fotografía 1842 - 2010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Dayanita Singh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León Ferrari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Joan Fontcuberta - A través del espej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Por los tubos de Bogotá: usos del agua en la historia de la ciudad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Los niños que fuimos: huellas de la infancia en Colomb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Sophie Calle - Historias de Pared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Fonoteca Digital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Wolfang Tillman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Radio Sutatenz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Germán Espinosa Inédit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Agua: un patrimonio que corre de mano en man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Andrés Caicedo: morir y dejar obr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Afrocolombianidad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Vik Muniz. Más acá de la imagen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uevos nombres. Desequilibrio y movilidad. Versión 2013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Huila en las colecciones del Banco de la Repúblic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Urbes mutantes 1941-2012. Fotografía latinoamerican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Boletín Cultural y Bibliográfic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William Kentridge, Fortun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Foto Sady - Recuerdos de la realidad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Álvaro Barrios, la leyenda del sueño. Revisión retrospectiv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Asamblea Nacional Constituyente y Constitución de 1991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elebrando a Gabriel García Márquez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Víctor Grippo: Transformación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Museo del Oro Tairona - Casa de la Aduan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Durero: Grabados 1496-1522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Ricardo Gómez Campuzan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Graciela Sacc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Hernán Díaz. Revelado. Retratos, sesiones y hojas de contact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La Paz Se Toma La Palabr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Fondos Abierto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La Lechuga, el tesoro que deslumbró en el Prado regresa a cas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olección de Arte del Banco de la Repúblic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¡Todo el poder para el pueblo! Emory Douglas y las Panteras Negra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Johanna Calle: Silentes 1985-2015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Museo etnográfico del Banco de la Repúblic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Muerte Barroc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Aparente ingenuidad - Rompecabeza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Aparente ingenuidad - ¿Dónde estás Jaguar?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Imágenes y relatos de un viaje por Colomb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Salto de Tequendama y su histor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Joan Fontcuberta: pareidol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Luis Roldán: Periplo Una retrospectiv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Museo de oro Nariñ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ancionero escolar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Henri Cartier-Bresson, fotógraf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Piel de bahareque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60 años de la BLAA, liderando una red cultural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Y he aquí la luz (Et voici la lumière). Obras contemporáneas - Centre national des arts plastique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Los Carpinteros: la cosa está candel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Libretas de dibujos: reencuentros de memoria gráfic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uevos nombres 2017 - 2018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Partería, saber ancestral y práctica viv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Decir el lugar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Molas. Capas de sabidurí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Formas de la memor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Decir el lugar. Testimonios del paisaje colombian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¡Luz, más luz! Leo Matiz en las colecciones del Banco de la Repúblic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BLAA 60 año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El sueño de la razón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entro de Memorias Orale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Zurbarán en el MAMU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Evidencias para una nación (BLAA 60 años)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Archivo de exposiciones temporales del Museo del Or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Exposiciones permanentes del Museo del Or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Exposiciones internacionales del Museo del Or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ampo a travé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Habitación compartid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Delimitar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Monstruos en papel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The Amazonian Travels of Richard Evans Schulte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Documentos y colecciones especiales - Red de Bibliotecas Banco de la Repúblic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Subgerencia Cultural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UAOC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Vargas Arana, Pilar; Suaza Vargas, Luz Marin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Biblioteca Virtual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BLA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C Buenaventur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C Manizale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Museo del Or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The Amazon Conservation Team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1" table:target-range-address="creadores.B1:creadores.B3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tipo de proyecto'.B1:'tipo de proyecto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/00/0000</text:date>, <text:time style:data-style-name="N2" text:time-value="07:29:50.13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6:55:08.864000000</meta:creation-date>
    <dc:date>2022-04-09T07:50:56.855000000</dc:date>
    <meta:editing-duration>PT19M31S</meta:editing-duration>
    <meta:editing-cycles>7</meta:editing-cycles>
    <meta:generator>LibreOffice/7.1.5.2$Windows_X86_64 LibreOffice_project/85f04e9f809797b8199d13c421bd8a2b025d52b5</meta:generator>
    <meta:document-statistic meta:table-count="5" meta:cell-count="1258" meta:object-count="0"/>
    <meta:user-defined meta:name="ProgId">Excel.Sheet</meta:user-defined>
  </office:meta>
</office:document-meta>
</file>